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icrosoft Sans Serif" svg:font-family="'Microsoft Sans Serif'"/>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Félkövé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ConditionTable" style:family="table" style:master-page-name="">
      <style:table-properties style:width="16.999cm" style:page-number="0" table:align="margins"/>
    </style:style>
    <style:style style:name="ConditionTable.A" style:family="table-column">
      <style:table-column-properties style:column-width="5.8cm" style:rel-column-width="22361*"/>
    </style:style>
    <style:style style:name="ConditionTable.B" style:family="table-column">
      <style:table-column-properties style:column-width="4.17cm" style:rel-column-width="16077*"/>
    </style:style>
    <style:style style:name="ConditionTable.C" style:family="table-column">
      <style:table-column-properties style:column-width="3.399cm" style:rel-column-width="13105*"/>
    </style:style>
    <style:style style:name="ConditionTable.D" style:family="table-column">
      <style:table-column-properties style:column-width="3.63cm" style:rel-column-width="13992*"/>
    </style:style>
    <style:style style:name="ConditionTable.A1" style:family="table-cell">
      <style:table-cell-properties fo:padding="0.097cm" fo:border-left="0.002cm solid #000000" fo:border-right="none" fo:border-top="0.002cm solid #000000" fo:border-bottom="0.002cm solid #000000"/>
    </style:style>
    <style:style style:name="ConditionTable.D1" style:family="table-cell">
      <style:table-cell-properties fo:padding="0.097cm" fo:border="0.002cm solid #000000"/>
    </style:style>
    <style:style style:name="ConditionTable.A2" style:family="table-cell">
      <style:table-cell-properties fo:padding="0.097cm" fo:border-left="0.002cm solid #000000" fo:border-right="0.002cm solid #000000" fo:border-top="none" fo:border-bottom="0.002cm solid #000000"/>
    </style:style>
    <style:style style:name="ConditionTable.3" style:family="table-row">
      <style:table-row-properties style:min-row-height="4.001cm"/>
    </style:style>
    <style:style style:name="ConditionTable.A3.1" style:family="table-row">
      <style:table-row-properties style:min-row-height="1cm"/>
    </style:style>
    <style:style style:name="ConditionTable.A3.1.1" style:family="table-cell">
      <style:table-cell-properties style:vertical-align="middle" fo:padding="0.097cm" fo:border-left="0.002cm solid #000000" fo:border-right="none" fo:border-top="none" fo:border-bottom="0.002cm solid #000000"/>
    </style:style>
    <style:style style:name="ConditionTable.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ConditionTable.D3.1" style:family="table-row">
      <style:table-row-properties style:min-row-height="2.593cm"/>
    </style:style>
    <style:style style:name="ConditionTable.D3.1.1" style:family="table-cell">
      <style:table-cell-properties style:vertical-align="middle" fo:padding="0.097cm" fo:border-left="0.002cm solid #000000" fo:border-right="0.002cm solid #000000" fo:border-top="none" fo:border-bottom="0.002cm solid #000000"/>
    </style:style>
    <style:style style:name="ConditionTable.D3.2" style:family="table-row">
      <style:table-row-properties style:min-row-height="1.034cm"/>
    </style:style>
    <style:style style:name="ConditionTable.D3.3" style:family="table-row">
      <style:table-row-properties style:min-row-height="0.993cm"/>
    </style:style>
    <style:style style:name="ConditionTable.D3.4" style:family="table-row">
      <style:table-row-properties style:min-row-height="0.684cm"/>
    </style:style>
    <style:style style:name="ConditionTable.A4.1" style:family="table-row">
      <style:table-row-properties style:min-row-height="1.064cm"/>
    </style:style>
    <style:style style:name="ConditionTable.B4" style:family="table-cell">
      <style:table-cell-properties fo:padding="0.097cm" fo:border-left="0.002cm solid #000000" fo:border-right="none" fo:border-top="none" fo:border-bottom="0.002cm solid #000000"/>
    </style:style>
    <style:style style:name="ActionTable" style:family="table">
      <style:table-properties style:width="16.999cm" table:align="margins"/>
    </style:style>
    <style:style style:name="ActionTable.A" style:family="table-column">
      <style:table-column-properties style:column-width="8.498cm" style:rel-column-width="32767*"/>
    </style:style>
    <style:style style:name="ActionTable.B" style:family="table-column">
      <style:table-column-properties style:column-width="8.5cm" style:rel-column-width="32768*"/>
    </style:style>
    <style:style style:name="ActionTable.A1" style:family="table-cell">
      <style:table-cell-properties fo:padding="0.097cm" fo:border-left="0.002cm solid #000000" fo:border-right="none" fo:border-top="0.002cm solid #000000" fo:border-bottom="0.002cm solid #000000"/>
    </style:style>
    <style:style style:name="ActionTable.B1" style:family="table-cell">
      <style:table-cell-properties fo:padding="0.097cm" fo:border="0.002cm solid #000000"/>
    </style:style>
    <style:style style:name="ActionTable.A2" style:family="table-cell">
      <style:table-cell-properties fo:padding="0.097cm" fo:border-left="0.002cm solid #000000" fo:border-right="none" fo:border-top="none" fo:border-bottom="0.002cm solid #000000"/>
    </style:style>
    <style:style style:name="ActionTable.B2" style:family="table-cell">
      <style:table-cell-properties fo:padding="0.097cm" fo:border-left="0.002cm solid #000000" fo:border-right="0.002cm solid #000000" fo:border-top="none" fo:border-bottom="0.002cm solid #000000"/>
    </style:style>
    <style:style style:name="ActionTable.8" style:family="table-row">
      <style:table-row-properties style:min-row-height="0.099cm"/>
    </style:style>
    <style:style style:name="P1" style:family="paragraph" style:parent-style-name="Standard">
      <style:paragraph-properties fo:text-align="center" style:justify-single-word="false"/>
      <style:text-properties style:text-outline="false"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style:text-outline="false" fo:font-size="10pt" fo:font-weight="bold" fo:background-color="transparent" style:font-size-asian="10pt" style:font-weight-asian="bold" style:font-size-complex="10pt" style:font-weight-complex="bold" style:font-relief="none"/>
    </style:style>
    <style:style style:name="P5" style:family="paragraph" style:parent-style-name="Preformatted_20_Text">
      <style:paragraph-properties fo:margin-top="0cm" fo:margin-bottom="0.499cm"/>
    </style:style>
    <style:style style:name="P6" style:family="paragraph" style:parent-style-name="Standard">
      <style:paragraph-properties fo:text-align="center" style:justify-single-word="false"/>
      <style:text-properties style:text-outline="false" fo:font-size="48pt" fo:font-weight="bold" style:font-size-asian="48pt" style:font-weight-asian="bold" style:font-size-complex="48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paragraph-properties>
        <style:tab-stops>
          <style:tab-stop style:position="11.991cm" style:type="right"/>
        </style:tab-stops>
      </style:paragraph-properties>
      <style:text-properties fo:font-size="8pt" style:font-size-asian="8pt" style:font-size-complex="8pt"/>
    </style:style>
    <style:style style:name="P13" style:family="paragraph" style:parent-style-name="Standard">
      <style:paragraph-properties fo:text-align="justify" style:justify-single-word="false"/>
      <style:text-properties fo:font-size="8pt" style:font-size-asian="8pt" style:font-size-complex="8pt"/>
    </style:style>
    <style:style style:name="P14" style:family="paragraph" style:parent-style-name="Standard">
      <style:paragraph-properties>
        <style:tab-stops>
          <style:tab-stop style:position="6.23cm"/>
          <style:tab-stop style:position="7.525cm"/>
          <style:tab-stop style:position="8.839cm"/>
          <style:tab-stop style:position="10.077cm"/>
          <style:tab-stop style:position="11.389cm"/>
          <style:tab-stop style:position="12.573cm"/>
        </style:tab-stops>
      </style:paragraph-properties>
      <style:text-properties fo:font-size="8pt" style:font-size-asian="8pt" style:font-size-complex="8pt"/>
    </style:style>
    <style:style style:name="P15" style:family="paragraph" style:parent-style-name="Standard">
      <style:paragraph-properties fo:text-align="start" style:justify-single-word="false"/>
      <style:text-properties fo:font-size="8pt" style:font-size-asian="8pt" style:font-size-complex="8pt"/>
    </style:style>
    <style:style style:name="P16" style:family="paragraph" style:parent-style-name="Standard">
      <style:paragraph-properties>
        <style:tab-stops>
          <style:tab-stop style:position="12.271cm" style:type="right"/>
        </style:tab-stops>
      </style:paragraph-properties>
      <style:text-properties fo:font-size="8pt" style:font-size-asian="8pt" style:font-size-complex="8pt"/>
    </style:style>
    <style:style style:name="P17"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18" style:family="paragraph" style:parent-style-name="Standard">
      <style:paragraph-properties fo:text-align="justify" style:justify-single-word="false"/>
      <style:text-properties fo:font-size="8pt" fo:font-weight="normal" style:font-size-asian="8pt" style:font-weight-asian="normal" style:font-size-complex="8pt" style:font-weight-complex="normal"/>
    </style:style>
    <style:style style:name="P19" style:family="paragraph" style:parent-style-name="Standard">
      <style:paragraph-properties fo:text-align="start" style:justify-single-word="false"/>
      <style:text-properties fo:font-size="8pt" fo:background-color="#ffff00" style:font-size-asian="8pt" style:font-size-complex="8pt"/>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text-properties fo:font-style="normal" fo:font-weight="normal" style:font-style-asian="normal" style:font-weight-asian="normal" style:font-style-complex="normal" style:font-weight-complex="normal"/>
    </style:style>
    <style:style style:name="P23" style:family="paragraph" style:parent-style-name="Standard">
      <style:text-properties fo:font-style="normal" fo:font-weight="bold" style:font-style-asian="normal" style:font-weight-asian="bold" style:font-style-complex="normal" style:font-weight-complex="bold"/>
    </style:style>
    <style:style style:name="P24" style:family="paragraph" style:parent-style-name="Standard">
      <style:text-properties style:font-name="Thorndale"/>
    </style:style>
    <style:style style:name="P25" style:family="paragraph" style:parent-style-name="Standard">
      <style:text-properties style:font-name="Thorndale" fo:font-weight="bold" style:font-weight-asian="bold" style:font-weight-complex="bold"/>
    </style:style>
    <style:style style:name="P26" style:family="paragraph" style:parent-style-name="Standard">
      <style:paragraph-properties fo:text-align="justify" style:justify-single-word="false"/>
      <style:text-properties style:font-name="Thorndale"/>
    </style:style>
    <style:style style:name="P27" style:family="paragraph" style:parent-style-name="Standard">
      <style:paragraph-properties fo:text-align="justify" style:justify-single-word="false"/>
      <style:text-properties style:font-name="Thorndale" fo:font-size="8pt" style:font-size-asian="8pt" style:font-size-complex="8pt"/>
    </style:style>
    <style:style style:name="P28" style:family="paragraph" style:parent-style-name="Standard">
      <style:paragraph-properties fo:text-align="justify" style:justify-single-word="false"/>
      <style:text-properties fo:color="#ffff00" style:font-name="Microsoft Sans Serif" fo:font-size="8pt" fo:language="en" fo:country="US" fo:font-weight="normal" style:font-name-asian="Microsoft Sans Serif" style:font-size-asian="8pt" style:font-weight-asian="normal" style:font-name-complex="Microsoft Sans Serif" style:font-size-complex="8pt" style:font-weight-complex="normal"/>
    </style:style>
    <style:style style:name="P29" style:family="paragraph" style:parent-style-name="Standard">
      <style:paragraph-properties fo:text-align="start" style:justify-single-word="false"/>
    </style:style>
    <style:style style:name="P30" style:family="paragraph" style:parent-style-name="Preformatted_20_Text">
      <style:paragraph-properties fo:margin-top="0cm" fo:margin-bottom="0.499cm"/>
    </style:style>
    <style:style style:name="P31" style:family="paragraph" style:parent-style-name="Standard">
      <style:paragraph-properties fo:text-align="start" style:justify-single-word="false" fo:break-before="page"/>
    </style:style>
    <style:style style:name="P32" style:family="paragraph" style:parent-style-name="Text_20_body">
      <style:paragraph-properties fo:text-align="justify" style:justify-single-word="false"/>
    </style:style>
    <style:style style:name="P33" style:family="paragraph" style:parent-style-name="Text_20_body">
      <style:text-properties fo:font-size="8pt" style:font-size-asian="8pt" style:font-size-complex="8pt"/>
    </style:style>
    <style:style style:name="P34" style:family="paragraph" style:parent-style-name="Text_20_body">
      <style:paragraph-properties fo:text-align="justify" style:justify-single-word="false"/>
      <style:text-properties fo:font-size="8pt" style:font-size-asian="8pt" style:font-size-complex="8pt"/>
    </style:style>
    <style:style style:name="P35" style:family="paragraph" style:parent-style-name="Text_20_body">
      <style:paragraph-properties fo:text-align="justify" style:justify-single-word="false"/>
      <style:text-properties fo:font-size="8pt" fo:font-weight="bold" style:font-size-asian="8pt" style:font-weight-asian="bold" style:font-size-complex="8pt" style:font-weight-complex="bold"/>
    </style:style>
    <style:style style:name="P36"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37" style:family="paragraph" style:parent-style-name="Heading_20_4">
      <style:text-properties fo:font-style="italic" fo:font-weight="bold" style:font-style-asian="italic" style:font-weight-asian="bold" style:font-style-complex="italic" style:font-weight-complex="bold"/>
    </style:style>
    <style:style style:name="P38" style:family="paragraph" style:parent-style-name="Heading_20_4">
      <style:text-properties fo:font-style="italic" style:font-style-asian="italic" style:font-style-complex="italic"/>
    </style:style>
    <style:style style:name="P39" style:family="paragraph" style:parent-style-name="Table_20_Heading">
      <style:paragraph-properties style:vertical-align="auto"/>
    </style:style>
    <style:style style:name="P40" style:family="paragraph" style:parent-style-name="Table_20_Heading">
      <style:paragraph-properties style:vertical-align="middle"/>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fo:font-size="8pt" style:font-size-asian="8pt" style:font-size-complex="8pt"/>
    </style:style>
    <style:style style:name="P44" style:family="paragraph" style:parent-style-name="Standard">
      <style:paragraph-properties fo:background-color="transparent">
        <style:background-image/>
      </style:paragraph-properties>
      <style:text-properties fo:font-size="8pt" style:font-size-asian="8pt" style:font-size-complex="8pt"/>
    </style:style>
    <style:style style:name="P45" style:family="paragraph" style:parent-style-name="Marked_20_paragraph">
      <style:paragraph-properties fo:margin-left="2.501cm" fo:margin-right="0cm" fo:text-indent="0cm" style:auto-text-indent="false"/>
    </style:style>
    <style:style style:name="P46" style:family="paragraph" style:parent-style-name="Preformatted_20_Text">
      <style:text-properties style:text-outline="false" fo:text-shadow="none" fo:font-weight="normal" style:font-weight-asian="normal" style:font-weight-complex="normal"/>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4">
      <style:paragraph-properties>
        <style:tab-stops>
          <style:tab-stop style:position="15.501cm" style:type="right" style:leader-style="dotted" style:leader-text="."/>
        </style:tab-stops>
      </style:paragraph-properties>
    </style:style>
    <style:style style:name="P51" style:family="paragraph" style:parent-style-name="Marked_20_paragraph">
      <style:text-properties fo:font-weight="normal" style:font-weight-asian="normal" style:font-weight-complex="normal"/>
    </style:style>
    <style:style style:name="P52" style:family="paragraph" style:parent-style-name="Standard" style:list-style-name="L1"/>
    <style:style style:name="P53" style:family="paragraph" style:parent-style-name="Standard" style:list-style-name="L1"/>
    <style:style style:name="P54" style:family="paragraph" style:parent-style-name="Standard" style:list-style-name="L1"/>
    <style:style style:name="P55" style:family="paragraph" style:parent-style-name="Standard" style:list-style-name="L1"/>
    <style:style style:name="P56" style:family="paragraph" style:parent-style-name="Standard" style:list-style-name="L1"/>
    <style:style style:name="P57" style:family="paragraph" style:parent-style-name="Standard" style:list-style-name="L1"/>
    <style:style style:name="P58" style:family="paragraph" style:parent-style-name="Standard" style:list-style-name="L1"/>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2"/>
    <style:style style:name="P64" style:family="paragraph" style:parent-style-name="Standard" style:list-style-name="L2"/>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2">
      <style:text-properties style:font-name="Thorndale"/>
    </style:style>
    <style:style style:name="P72" style:family="paragraph" style:parent-style-name="Standard" style:list-style-name="L2">
      <style:text-properties style:font-name="Thorndale"/>
    </style:style>
    <style:style style:name="P73" style:family="paragraph" style:parent-style-name="Standard">
      <style:paragraph-properties fo:text-align="justify" style:justify-single-word="false"/>
      <style:text-properties style:font-name="Thorndale"/>
    </style:style>
    <style:style style:name="P74" style:family="paragraph" style:parent-style-name="Standard" style:list-style-name="L6">
      <style:paragraph-properties fo:text-align="justify" style:justify-single-word="false"/>
      <style:text-properties style:font-name="Thorndale"/>
    </style:style>
    <style:style style:name="P75" style:family="paragraph" style:parent-style-name="Standard" style:list-style-name="L3">
      <style:paragraph-properties fo:text-align="justify" style:justify-single-word="false"/>
    </style:style>
    <style:style style:name="P76" style:family="paragraph" style:parent-style-name="Standard" style:list-style-name="L3">
      <style:paragraph-properties fo:text-align="justify" style:justify-single-word="false"/>
    </style:style>
    <style:style style:name="P77" style:family="paragraph" style:parent-style-name="Standard" style:list-style-name="L3">
      <style:paragraph-properties fo:text-align="justify" style:justify-single-word="false"/>
    </style:style>
    <style:style style:name="P78" style:family="paragraph" style:parent-style-name="Standard" style:list-style-name="L3">
      <style:paragraph-properties fo:text-align="justify" style:justify-single-word="false"/>
    </style:style>
    <style:style style:name="P79" style:family="paragraph" style:parent-style-name="Standard" style:list-style-name="L3">
      <style:paragraph-properties fo:text-align="justify" style:justify-single-word="false"/>
    </style:style>
    <style:style style:name="P80" style:family="paragraph" style:parent-style-name="Standard" style:list-style-name="L3">
      <style:paragraph-properties fo:text-align="justify" style:justify-single-word="false"/>
    </style:style>
    <style:style style:name="P81" style:family="paragraph" style:parent-style-name="Standard" style:list-style-name="L3">
      <style:paragraph-properties fo:text-align="justify" style:justify-single-word="false"/>
    </style:style>
    <style:style style:name="P82" style:family="paragraph" style:parent-style-name="Standard" style:list-style-name="L3">
      <style:paragraph-properties fo:text-align="justify" style:justify-single-word="false"/>
    </style:style>
    <style:style style:name="P83" style:family="paragraph" style:parent-style-name="Standard" style:list-style-name="L7">
      <style:paragraph-properties fo:text-align="justify" style:justify-single-word="false"/>
    </style:style>
    <style:style style:name="P84" style:family="paragraph" style:parent-style-name="Standard" style:list-style-name="L7">
      <style:paragraph-properties fo:text-align="justify" style:justify-single-word="false"/>
    </style:style>
    <style:style style:name="P85" style:family="paragraph" style:parent-style-name="Standard" style:list-style-name="L7">
      <style:paragraph-properties fo:text-align="justify" style:justify-single-word="false"/>
    </style:style>
    <style:style style:name="P86" style:family="paragraph" style:parent-style-name="Standard" style:list-style-name="L7">
      <style:paragraph-properties fo:text-align="justify" style:justify-single-word="false"/>
    </style:style>
    <style:style style:name="P87" style:family="paragraph" style:parent-style-name="Standard" style:list-style-name="L7">
      <style:paragraph-properties fo:text-align="justify" style:justify-single-word="false"/>
    </style:style>
    <style:style style:name="P88" style:family="paragraph" style:parent-style-name="Standard" style:list-style-name="L7">
      <style:paragraph-properties fo:text-align="justify" style:justify-single-word="false"/>
    </style:style>
    <style:style style:name="P89" style:family="paragraph" style:parent-style-name="Standard" style:list-style-name="L7">
      <style:paragraph-properties fo:text-align="justify" style:justify-single-word="false"/>
    </style:style>
    <style:style style:name="P90" style:family="paragraph" style:parent-style-name="Standard" style:list-style-name="L7">
      <style:paragraph-properties fo:text-align="justify" style:justify-single-word="false"/>
    </style:style>
    <style:style style:name="P91" style:family="paragraph" style:parent-style-name="Standard" style:list-style-name="L7">
      <style:paragraph-properties fo:text-align="justify" style:justify-single-word="false"/>
    </style:style>
    <style:style style:name="P92" style:family="paragraph" style:parent-style-name="Standard" style:list-style-name="L7">
      <style:paragraph-properties fo:text-align="justify" style:justify-single-word="false"/>
    </style:style>
    <style:style style:name="P93" style:family="paragraph" style:parent-style-name="Standard" style:list-style-name="L4"/>
    <style:style style:name="P94" style:family="paragraph" style:parent-style-name="Standard" style:list-style-name="L4"/>
    <style:style style:name="P95" style:family="paragraph" style:parent-style-name="Standard" style:list-style-name="L4"/>
    <style:style style:name="P96" style:family="paragraph" style:parent-style-name="Standard" style:list-style-name="L4"/>
    <style:style style:name="P97" style:family="paragraph" style:parent-style-name="Standard" style:list-style-name="L4"/>
    <style:style style:name="P98" style:family="paragraph" style:parent-style-name="Standard" style:list-style-name="L5">
      <style:text-properties fo:font-weight="normal" style:font-weight-asian="normal" style:font-weight-complex="normal"/>
    </style:style>
    <style:style style:name="P99" style:family="paragraph" style:parent-style-name="Standard" style:list-style-name="L5">
      <style:text-properties fo:font-weight="normal" style:font-weight-asian="normal" style:font-weight-complex="normal"/>
    </style:style>
    <style:style style:name="P100" style:family="paragraph" style:parent-style-name="Standard" style:list-style-name="L5">
      <style:text-properties fo:font-weight="normal" style:font-weight-asian="normal" style:font-weight-complex="normal"/>
    </style:style>
    <style:style style:name="P101" style:family="paragraph" style:parent-style-name="Standard" style:list-style-name="L5"/>
    <style:style style:name="P102" style:family="paragraph" style:parent-style-name="Standard">
      <style:paragraph-properties fo:text-align="center" style:justify-single-word="false"/>
      <style:text-properties style:text-outline="false" fo:font-size="48pt" fo:font-weight="bold" style:font-size-asian="48pt" style:font-weight-asian="bold" style:font-size-complex="48pt" style:font-weight-complex="bold"/>
    </style:style>
    <style:style style:name="P103" style:family="paragraph" style:parent-style-name="Standard">
      <style:paragraph-properties fo:text-align="center" style:justify-single-word="false"/>
      <style:text-properties style:text-outline="false" fo:font-size="10pt" fo:font-weight="bold" fo:background-color="transparent" style:font-size-asian="10pt" style:font-weight-asian="bold" style:font-size-complex="10pt" style:font-weight-complex="bold" style:font-relief="none"/>
    </style:style>
    <style:style style:name="P104" style:family="paragraph" style:parent-style-name="Standard" style:list-style-name="L13">
      <style:paragraph-properties fo:margin-top="0cm" fo:margin-bottom="0.21cm"/>
    </style:style>
    <style:style style:name="P105" style:family="paragraph" style:parent-style-name="Standard" style:list-style-name="L14">
      <style:paragraph-properties fo:margin-top="0cm" fo:margin-bottom="0.21cm"/>
    </style:style>
    <style:style style:name="P106" style:family="paragraph" style:parent-style-name="Standard" style:list-style-name="L14">
      <style:paragraph-properties fo:margin-top="0cm" fo:margin-bottom="0.21cm"/>
      <style:text-properties fo:font-weight="normal" style:font-weight-asian="normal" style:font-weight-complex="normal"/>
    </style:style>
    <style:style style:name="P107" style:family="paragraph" style:parent-style-name="Standard" style:list-style-name="L14">
      <style:paragraph-properties fo:margin-top="0cm" fo:margin-bottom="0.21cm"/>
      <style:text-properties fo:font-weight="normal" style:font-weight-asian="normal" style:font-weight-complex="normal"/>
    </style:style>
    <style:style style:name="P108" style:family="paragraph" style:parent-style-name="Standard" style:list-style-name="L14">
      <style:paragraph-properties fo:margin-top="0cm" fo:margin-bottom="0.21cm"/>
      <style:text-properties fo:font-weight="normal" style:font-weight-asian="normal" style:font-weight-complex="normal"/>
    </style:style>
    <style:style style:name="P109" style:family="paragraph" style:parent-style-name="Standard" style:list-style-name="L14">
      <style:paragraph-properties fo:margin-top="0cm" fo:margin-bottom="0.21cm"/>
      <style:text-properties fo:font-weight="normal" style:font-weight-asian="normal" style:font-weight-complex="normal"/>
    </style:style>
    <style:style style:name="P110" style:family="paragraph" style:parent-style-name="Standard" style:list-style-name="L14">
      <style:paragraph-properties fo:margin-top="0cm" fo:margin-bottom="0.21cm"/>
      <style:text-properties fo:font-weight="normal" style:font-weight-asian="normal" style:font-weight-complex="normal"/>
    </style:style>
    <style:style style:name="P111" style:family="paragraph" style:parent-style-name="Standard" style:list-style-name="L14">
      <style:paragraph-properties fo:margin-top="0cm" fo:margin-bottom="0.21cm"/>
      <style:text-properties fo:font-weight="normal" style:font-weight-asian="normal" style:font-weight-complex="normal"/>
    </style:style>
    <style:style style:name="P112" style:family="paragraph" style:parent-style-name="Standard" style:list-style-name="L14">
      <style:paragraph-properties fo:margin-top="0cm" fo:margin-bottom="0.21cm"/>
      <style:text-properties fo:font-weight="normal" style:font-weight-asian="normal" style:font-weight-complex="normal"/>
    </style:style>
    <style:style style:name="P113" style:family="paragraph" style:parent-style-name="Standard" style:list-style-name="L14">
      <style:paragraph-properties fo:margin-top="0cm" fo:margin-bottom="0.21cm"/>
      <style:text-properties fo:font-weight="normal" style:font-weight-asian="normal" style:font-weight-complex="normal"/>
    </style:style>
    <style:style style:name="P114" style:family="paragraph" style:parent-style-name="Standard" style:list-style-name="L14">
      <style:paragraph-properties fo:margin-top="0cm" fo:margin-bottom="0.21cm"/>
    </style:style>
    <style:style style:name="P115" style:family="paragraph" style:parent-style-name="Standard" style:list-style-name="L14">
      <style:paragraph-properties fo:margin-top="0cm" fo:margin-bottom="0.21cm"/>
    </style:style>
    <style:style style:name="P116" style:family="paragraph" style:parent-style-name="Standard" style:list-style-name="L14">
      <style:paragraph-properties fo:margin-top="0cm" fo:margin-bottom="0.21cm"/>
    </style:style>
    <style:style style:name="P117" style:family="paragraph" style:parent-style-name="Standard" style:list-style-name="L14">
      <style:paragraph-properties fo:margin-top="0cm" fo:margin-bottom="0.21cm"/>
    </style:style>
    <style:style style:name="P118" style:family="paragraph" style:parent-style-name="Standard" style:list-style-name="L14">
      <style:paragraph-properties fo:margin-top="0cm" fo:margin-bottom="0.21cm"/>
    </style:style>
    <style:style style:name="P119" style:family="paragraph" style:parent-style-name="Standard" style:list-style-name="L14">
      <style:paragraph-properties fo:margin-top="0cm" fo:margin-bottom="0.21cm"/>
    </style:style>
    <style:style style:name="P120" style:family="paragraph" style:parent-style-name="Standard" style:list-style-name="L14">
      <style:paragraph-properties fo:margin-top="0cm" fo:margin-bottom="0.21cm"/>
    </style:style>
    <style:style style:name="P121" style:family="paragraph" style:parent-style-name="Standard" style:list-style-name="L14">
      <style:paragraph-properties fo:margin-top="0cm" fo:margin-bottom="0.21cm"/>
    </style:style>
    <style:style style:name="P122" style:family="paragraph" style:parent-style-name="Standard" style:list-style-name="L14">
      <style:paragraph-properties fo:margin-top="0cm" fo:margin-bottom="0.21cm"/>
    </style:style>
    <style:style style:name="P123" style:family="paragraph" style:parent-style-name="Standard" style:list-style-name="L14">
      <style:paragraph-properties fo:margin-top="0cm" fo:margin-bottom="0.21cm"/>
    </style:style>
    <style:style style:name="P124" style:family="paragraph" style:parent-style-name="Standard" style:list-style-name="L14">
      <style:paragraph-properties fo:margin-top="0cm" fo:margin-bottom="0.21cm"/>
    </style:style>
    <style:style style:name="P125" style:family="paragraph" style:parent-style-name="Standard" style:list-style-name="L14">
      <style:paragraph-properties fo:margin-top="0cm" fo:margin-bottom="0.21cm"/>
    </style:style>
    <style:style style:name="P126" style:family="paragraph" style:parent-style-name="Standard" style:list-style-name="L14">
      <style:paragraph-properties fo:margin-top="0cm" fo:margin-bottom="0.21cm"/>
    </style:style>
    <style:style style:name="P127" style:family="paragraph" style:parent-style-name="Standard" style:list-style-name="L14">
      <style:paragraph-properties fo:margin-top="0cm" fo:margin-bottom="0.21cm"/>
    </style:style>
    <style:style style:name="P128" style:family="paragraph" style:parent-style-name="Standard" style:list-style-name="L14">
      <style:paragraph-properties fo:margin-top="0cm" fo:margin-bottom="0.21cm"/>
    </style:style>
    <style:style style:name="P129" style:family="paragraph" style:parent-style-name="Standard" style:list-style-name="L14">
      <style:paragraph-properties fo:margin-top="0cm" fo:margin-bottom="0.21cm"/>
    </style:style>
    <style:style style:name="P130" style:family="paragraph" style:parent-style-name="Standard" style:list-style-name="L14">
      <style:paragraph-properties fo:margin-top="0cm" fo:margin-bottom="0.21cm"/>
    </style:style>
    <style:style style:name="P131" style:family="paragraph" style:parent-style-name="Standard" style:list-style-name="L14">
      <style:paragraph-properties fo:margin-top="0cm" fo:margin-bottom="0.21cm"/>
    </style:style>
    <style:style style:name="P132" style:family="paragraph" style:parent-style-name="Standard" style:list-style-name="L14">
      <style:paragraph-properties fo:margin-top="0cm" fo:margin-bottom="0.21cm"/>
    </style:style>
    <style:style style:name="P133" style:family="paragraph" style:parent-style-name="Standard" style:list-style-name="L14">
      <style:paragraph-properties fo:margin-top="0cm" fo:margin-bottom="0.21cm"/>
    </style:style>
    <style:style style:name="P134" style:family="paragraph" style:parent-style-name="Standard" style:list-style-name="L14">
      <style:paragraph-properties fo:margin-top="0cm" fo:margin-bottom="0.21cm"/>
    </style:style>
    <style:style style:name="P135" style:family="paragraph" style:parent-style-name="Standard" style:list-style-name="L14">
      <style:paragraph-properties fo:margin-top="0cm" fo:margin-bottom="0.21cm"/>
    </style:style>
    <style:style style:name="P136" style:family="paragraph" style:parent-style-name="Heading_20_1">
      <style:paragraph-properties fo:break-before="page"/>
    </style:style>
    <style:style style:name="P137" style:family="paragraph" style:parent-style-name="Text_20_body">
      <style:paragraph-properties fo:text-align="justify" style:justify-single-word="false"/>
    </style:style>
    <style:style style:name="P138" style:family="paragraph" style:parent-style-name="Text_20_body" style:list-style-name="L8">
      <style:paragraph-properties fo:text-align="justify" style:justify-single-word="false"/>
    </style:style>
    <style:style style:name="P139" style:family="paragraph" style:parent-style-name="Text_20_body" style:list-style-name="L8">
      <style:paragraph-properties fo:text-align="justify" style:justify-single-word="false"/>
    </style:style>
    <style:style style:name="P140" style:family="paragraph" style:parent-style-name="Text_20_body" style:list-style-name="L8">
      <style:paragraph-properties fo:text-align="justify" style:justify-single-word="false"/>
    </style:style>
    <style:style style:name="P141" style:family="paragraph" style:parent-style-name="Text_20_body" style:list-style-name="L8">
      <style:paragraph-properties fo:text-align="justify" style:justify-single-word="false"/>
    </style:style>
    <style:style style:name="P142" style:family="paragraph" style:parent-style-name="Text_20_body" style:list-style-name="L9">
      <style:paragraph-properties fo:text-align="justify" style:justify-single-word="false"/>
    </style:style>
    <style:style style:name="P143" style:family="paragraph" style:parent-style-name="Text_20_body" style:list-style-name="L9">
      <style:paragraph-properties fo:text-align="justify" style:justify-single-word="false"/>
    </style:style>
    <style:style style:name="P144" style:family="paragraph" style:parent-style-name="Text_20_body" style:list-style-name="L9">
      <style:paragraph-properties fo:text-align="justify" style:justify-single-word="false"/>
    </style:style>
    <style:style style:name="P145" style:family="paragraph" style:parent-style-name="Text_20_body" style:list-style-name="L9">
      <style:paragraph-properties fo:text-align="justify" style:justify-single-word="false"/>
    </style:style>
    <style:style style:name="P146" style:family="paragraph" style:parent-style-name="Text_20_body" style:list-style-name="L10">
      <style:paragraph-properties fo:text-align="justify" style:justify-single-word="false"/>
    </style:style>
    <style:style style:name="P147" style:family="paragraph" style:parent-style-name="Text_20_body" style:list-style-name="L10">
      <style:paragraph-properties fo:text-align="justify" style:justify-single-word="false"/>
    </style:style>
    <style:style style:name="P148" style:family="paragraph" style:parent-style-name="Text_20_body" style:list-style-name="L10">
      <style:paragraph-properties fo:text-align="justify" style:justify-single-word="false"/>
    </style:style>
    <style:style style:name="P149" style:family="paragraph" style:parent-style-name="Text_20_body" style:list-style-name="L10">
      <style:paragraph-properties fo:text-align="justify" style:justify-single-word="false"/>
    </style:style>
    <style:style style:name="P150" style:family="paragraph" style:parent-style-name="Text_20_body" style:list-style-name="L11">
      <style:paragraph-properties fo:text-align="justify" style:justify-single-word="false"/>
    </style:style>
    <style:style style:name="P151" style:family="paragraph" style:parent-style-name="Text_20_body" style:list-style-name="L11">
      <style:paragraph-properties fo:text-align="justify" style:justify-single-word="false"/>
    </style:style>
    <style:style style:name="P152" style:family="paragraph" style:parent-style-name="Text_20_body" style:list-style-name="L11">
      <style:paragraph-properties fo:text-align="justify" style:justify-single-word="false"/>
    </style:style>
    <style:style style:name="P153"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54"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55"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56"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57"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58" style:family="paragraph" style:parent-style-name="Text_20_body" style:list-style-name="L15">
      <style:paragraph-properties style:shadow="none"/>
    </style:style>
    <style:style style:name="P159" style:family="paragraph" style:parent-style-name="Text_20_body" style:list-style-name="L15">
      <style:paragraph-properties style:shadow="none"/>
    </style:style>
    <style:style style:name="P160" style:family="paragraph" style:parent-style-name="Text_20_body" style:list-style-name="L15">
      <style:paragraph-properties style:shadow="none"/>
    </style:style>
    <style:style style:name="P161" style:family="paragraph" style:parent-style-name="Text_20_body" style:list-style-name="L15">
      <style:paragraph-properties style:shadow="none"/>
    </style:style>
    <style:style style:name="P162" style:family="paragraph" style:parent-style-name="Text_20_body" style:list-style-name="L15">
      <style:paragraph-properties style:shadow="none"/>
    </style:style>
    <style:style style:name="P163" style:family="paragraph" style:parent-style-name="Text_20_body" style:list-style-name="L15">
      <style:paragraph-properties style:shadow="none"/>
    </style:style>
    <style:style style:name="P164" style:family="paragraph" style:parent-style-name="Text_20_body" style:list-style-name="L15">
      <style:paragraph-properties style:shadow="non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Thorndale"/>
    </style:style>
    <style:style style:name="T6" style:family="text">
      <style:text-properties style:font-name="Thorndale" fo:font-weight="bold" style:font-weight-asian="bold" style:font-weight-complex="bold"/>
    </style:style>
    <style:style style:name="T7" style:family="text">
      <style:text-properties style:font-name="Thorndal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background-color="#ffcc99"/>
    </style:style>
    <style:style style:name="T12" style:family="text">
      <style:text-properties fo:background-color="#e6e6ff"/>
    </style:style>
    <style:style style:name="T13" style:family="text">
      <style:text-properties fo:background-color="#99ccff"/>
    </style:style>
    <style:style style:name="T14" style:family="text">
      <style:text-properties fo:background-color="#ffff00"/>
    </style:style>
    <style:style style:name="T15" style:family="text">
      <style:text-properties fo:background-color="transparent"/>
    </style:style>
    <style:style style:name="T16" style:family="text">
      <style:text-properties fo:background-color="#94bd5e"/>
    </style:style>
    <style:style style:name="T17" style:family="text">
      <style:text-properties fo:color="#5f5f5f" fo:font-size="8.5pt" style:font-size-asian="8.5pt" style:font-size-complex="8.5pt"/>
    </style:style>
    <style:style style:name="T18" style:family="text">
      <style:text-properties fo:color="#000000" fo:font-size="8.5pt" style:font-size-asian="8.5pt" style:font-size-complex="8.5pt"/>
    </style:style>
    <style:style style:name="T19" style:family="text">
      <style:text-properties fo:color="#0023bb" fo:font-size="8.5pt" style:font-size-asian="8.5pt" style:font-size-complex="8.5pt"/>
    </style:style>
    <style:style style:name="T20" style:family="text">
      <style:text-properties fo:color="#0023bb" fo:font-size="8.5pt" fo:font-weight="bold" style:font-size-asian="8.5pt" style:font-weight-asian="bold" style:font-size-complex="8.5pt" style:font-weight-complex="bold"/>
    </style:style>
    <style:style style:name="T21" style:family="text">
      <style:text-properties fo:color="#0000ff" fo:font-size="8.5pt" style:font-size-asian="8.5pt" style:font-size-complex="8.5pt"/>
    </style:style>
    <style:style style:name="T22" style:family="text">
      <style:text-properties fo:font-size="8.5pt" style:font-size-asian="8.5pt" style:font-size-complex="8.5pt"/>
    </style:style>
    <style:style style:name="T23" style:family="text">
      <style:text-properties fo:background-color="#ccccff"/>
    </style:style>
    <style:style style:name="T24" style:family="text">
      <style:text-properties fo:background-color="#ccffff"/>
    </style:style>
    <style:style style:name="T25" style:family="text">
      <style:text-properties fo:background-color="#ffffc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font-style-asian="italic" style:font-style-complex="italic"/>
    </style:style>
    <style:style style:name="T28" style:family="text">
      <style:text-properties style:font-weight-asian="bold" style:font-weight-complex="bold"/>
    </style:style>
    <style:style style:name="fr1"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bottom" style:vertical-rel="page-content" style:horizontal-pos="from-left" style:horizontal-rel="page-content" fo:background-color="transparent" style:background-transparency="100%" fo:padding="0cm" fo:border="none" style:shadow="none" style:flow-with-text="false">
        <style:background-image/>
        <style:columns fo:column-count="1" fo:column-gap="0cm"/>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eret2" text:anchor-type="page" text:anchor-page-number="1" svg:x="2.69cm" svg:y="6.858cm" svg:width="15.558cm" draw:z-index="0">
        <draw:text-box fo:min-height="5.727cm">
          <text:p text:style-name="P1">Oxygene 2.0 beta</text:p>
          <text:p text:style-name="P1">user's manual</text:p>
          <text:p text:style-name="P2"><text:line-break/>© Szabolcs Molnár, 2004-2008<text:line-break/>L<text:span text:style-name="T1">ast updated: Apr 10, 2008</text:span></text:p>
          <text:p text:style-name="P3"/>
          <text:p text:style-name="P4">- an all-round ADC slot rules and trigger bot for BCDC++ -</text:p>
          <text:p text:style-name="P4"/>
          <text:p text:style-name="P4">Oxygene2: let's your hub to get some fresh air!</text:p>
        </draw:text-box>
      </draw:frame>
      <draw:frame draw:style-name="fr2" draw:name="Keret1" text:anchor-type="page" text:anchor-page-number="2" svg:x="0cm" svg:width="16.999cm" style:rel-width="100%" draw:z-index="1">
        <draw:text-box fo:min-height="2.529cm">
          <text:p text:style-name="Preformatted_20_Text"><text:s text:c="2"/>Copyright (c) 2004-2008 Szabolcs Molnar &lt;fleet@elitemail.hu&gt;</text:p>
          <text:p text:style-name="Preformatted_20_Text"><text:s text:c="2"/>Permission is granted to copy, distribute and/or modify this document</text:p>
          <text:p text:style-name="Preformatted_20_Text"><text:s text:c="2"/>under the terms of the GNU Free Documentation License, Version 1.2</text:p>
          <text:p text:style-name="Preformatted_20_Text"><text:s text:c="2"/>or any later version published by the Free Software Foundation;</text:p>
          <text:p text:style-name="Preformatted_20_Text"><text:s text:c="2"/>with no Invariant Sections, no Front-Cover Texts, and no Back-Cover</text:p>
          <text:p text:style-name="Preformatted_20_Text"><text:s text:c="2"/>Texts. <text:s/>A copy of the license is included in the section entitled "GNU</text:p>
          <text:p text:style-name="P5"><text:s text:c="2"/>Free Documentation License".</text:p>
        </draw:text-box>
      </draw:frame>
      <text:p text:style-name="P29"/>
      <text:p text:style-name="P31"/>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1. Preface<text:tab/>5</text:p>
          <text:p text:style-name="P48">1.1 License and copyright<text:tab/>5</text:p>
          <text:p text:style-name="P48">1.2 Document syntax<text:tab/>5</text:p>
          <text:p text:style-name="P47">2. Features<text:tab/>5</text:p>
          <text:p text:style-name="P47">3. Requirements<text:tab/>5</text:p>
          <text:p text:style-name="P47">4. How to install?<text:tab/>6</text:p>
          <text:p text:style-name="P48">4.1 Setting up the script<text:tab/>6</text:p>
          <text:p text:style-name="P48">4.2 Setting up your language<text:tab/>6</text:p>
          <text:p text:style-name="P47">5. Commands which are recognized by the script<text:tab/>6</text:p>
          <text:p text:style-name="P48">5.1 General<text:tab/>6</text:p>
          <text:p text:style-name="P48">5.2 Installation<text:tab/>8</text:p>
          <text:p text:style-name="P48">5.3 Getting and setting configuration<text:tab/>8</text:p>
          <text:p text:style-name="P48">5.4 Checking bandwidth<text:tab/>10</text:p>
          <text:p text:style-name="P49">5.4.1 Kicking and noticing users<text:tab/>10</text:p>
          <text:p text:style-name="P49">5.4.2 Customizing slot rules<text:tab/>10</text:p>
          <text:p text:style-name="P50">Listing rules<text:tab/>10</text:p>
          <text:p text:style-name="P50">Adding and modifying a rule<text:tab/>11</text:p>
          <text:p text:style-name="P50">Removing rule or rules<text:tab/>12</text:p>
          <text:p text:style-name="P50">Restoring default rules<text:tab/>12</text:p>
          <text:p text:style-name="P50">Setting upload limit rule<text:tab/>12</text:p>
          <text:p text:style-name="P48">5.5 Kick profiles<text:tab/>12</text:p>
          <text:p text:style-name="P49">5.5.1 Listing existing profiles<text:tab/>13</text:p>
          <text:p text:style-name="P49">5.5.2 Adding/removing profiles<text:tab/>13</text:p>
          <text:p text:style-name="P49">5.5.3 Selecting default profile<text:tab/>14</text:p>
          <text:p text:style-name="P48">5.6 Triggers<text:tab/>14</text:p>
          <text:p text:style-name="P49">5.6.1 Listing triggers<text:tab/>14</text:p>
          <text:p text:style-name="P49">5.6.2 Enabling/Disabling triggers<text:tab/>15</text:p>
          <text:p text:style-name="P50">Enabling/Disabling all triggers at once<text:tab/>15</text:p>
          <text:p text:style-name="P50">Enabling/Disabling triggers one by one<text:tab/>15</text:p>
          <text:p text:style-name="P49">5.6.3 Adding a new trigger, condition and action<text:tab/>16</text:p>
          <text:p text:style-name="P50">Adding a trigger<text:tab/>16</text:p>
          <text:p text:style-name="P50">Adding a condition<text:tab/>16</text:p>
          <text:p text:style-name="P50">Adding an action<text:tab/>18</text:p>
          <text:p text:style-name="P49">5.6.4 Modifying trigger type<text:tab/>19</text:p>
          <text:p text:style-name="P49">5.6.5 Modifying the minimal execution frequency<text:tab/>19</text:p>
          <text:p text:style-name="P49">5.6.6 Reset trigger execution counter<text:tab/>19</text:p>
          <text:p text:style-name="P49">5.6.7 Removing a trigger<text:tab/>19</text:p>
          <text:p text:style-name="P49">5.6.6 Removing conditions/actions<text:tab/>19</text:p>
          <text:p text:style-name="P48">5.7 Set up user exceptions (protected users)<text:tab/>20</text:p>
          <text:p text:style-name="P49">5.7.1 Listing exceptions<text:tab/>20</text:p>
          <text:p text:style-name="P49">5.7.2 Adding an exception<text:tab/>21</text:p>
          <text:p text:style-name="P49">5.7.3 Removing an exception<text:tab/>21</text:p>
          <text:p text:style-name="P47">6. Examples<text:tab/>21</text:p>
          <text:p text:style-name="P48">6.1 Trigger examples<text:tab/>21</text:p>
          <text:p text:style-name="P49">6.1.1 Question/Exclamation mark quote<text:tab/>22</text:p>
          <text:p text:style-name="P49">6.1.2 Hublist-trigger<text:tab/>22</text:p>
          <text:p text:style-name="P49">6.1.3 Time-based answer<text:tab/>22</text:p>
          <text:p text:style-name="P49"><text:soft-page-break/>6.1.4 Timer-based execution<text:tab/>22</text:p>
          <text:p text:style-name="P48">6.2 How to translate the messages to your own language?<text:tab/>23</text:p>
          <text:p text:style-name="P47">7. Contacts<text:tab/>23</text:p>
          <text:p text:style-name="P47">Appendix A: Variables for trigger actions<text:tab/>23</text:p>
          <text:p text:style-name="P47">Appendix B: Kick profile variables<text:tab/>24</text:p>
          <text:p text:style-name="P47">Appendix C: Changelog<text:tab/>24</text:p>
          <text:p text:style-name="P47">Appendix D: GNU Free Documentation License<text:tab/>25</text:p>
        </text:index-body>
      </text:table-of-content>
      <text:p text:style-name="Standard"/>
      <text:h text:style-name="P136" text:outline-level="1">1. Preface</text:h>
      <text:h text:style-name="Heading_20_2" text:outline-level="2">1.1 What is this about?</text:h>
      <text:p text:style-name="P32">Oxygene2.lua is a Lua script for BCDC++. The original Oxygene was made to check some very basic rules on a Direct Connect hub and kick/notify the user if something is wrong. Lately, many other options added, so now it can even handle triggers which can do actions like responding to main chat messages and other events. It is developed since 2004, and the current Oxygene2 is made for ADC hubs, so you will need to run one to use this script. If you're still running an NMDC hub (like Aquila, YnHub or Ptokax) get Oxygene 1.6 instead. To disallow confusing between versions, the first released version of Oxygene2 gets the version 2.0.</text:p>
      <text:p text:style-name="P32">After the op-team sets it up, it eases your everyday work: you don't need to verify the slot settings of your users manually anymore, and it allows you to make automatic events based on chat messages, a user's settings or on the current time.</text:p>
      <text:h text:style-name="Heading_20_2" text:outline-level="2">1.2 License and copyright</text:h>
      <text:p text:style-name="P32">Oxygene2.lua is licensed under the terms of GNU General Public License version 3. See license.txt for terms and conditions. This documentation is licensed under GNU Free Documentation License. See <text:a xlink:type="simple" xlink:href="#AppendixD">Appendix D</text:a> for the full text of license.</text:p>
      <text:h text:style-name="Heading_20_2" text:outline-level="2">1.3 Document syntax</text:h>
      <text:p text:style-name="P32">...</text:p>
      <text:p text:style-name="P32"/>
      <text:h text:style-name="Heading_20_1" text:outline-level="1">2. Features</text:h>
      <text:p text:style-name="Standard"/>
      <text:list text:style-name="L1">
        <text:list-item>
          <text:p text:style-name="P52">Works only hubs which you want it to work, this way you can enter as many hubs as you want with the script, it won't kick the users on the others ;)</text:p>
        </text:list-item>
        <text:list-item>
          <text:p text:style-name="P52">Checks if Download/Upload bandwidth is shown in the Description field and checks the slot rules and the upload limit amount for that</text:p>
          <text:list>
            <text:list-item>
              <text:p text:style-name="P52">Able to process the numbers, don't matter if it's integer or float</text:p>
            </text:list-item>
            <text:list-item>
              <text:p text:style-name="P52">Rules are fully customizable</text:p>
            </text:list-item>
          </text:list>
        </text:list-item>
        <text:list-item>
          <text:p text:style-name="P52">Advanced trigger functions adding possibility to check for non-wanted clients, respond for main chat actions, executing commands based on time and so (for example it can check any text in description field, or version number, can notice OpChat, or send a content of a text file in pm to a user or to the hub's main chat, it can send a particular message to the chat in every 20 minutes, etc.)</text:p>
        </text:list-item>
        <text:list-item>
          <text:p text:style-name="P52">You can set up the protected users' list using exact or partial nick match or with regular expressions.</text:p>
        </text:list-item>
        <text:list-item>
          <text:p text:style-name="P52">Logging to files "oxygene2_log.log" and "oxygene2_kicks.log"</text:p>
        </text:list-item>
        <text:list-item>
          <text:p text:style-name="P52">Statistics about online users and client types</text:p>
        </text:list-item>
        <text:list-item>
          <text:p text:style-name="P52">Able to kick selected users (selected nicks or a given amount) if they're violating the rules</text:p>
        </text:list-item>
        <text:list-item>
          <text:p text:style-name="P52">Easy to translate to your own language using the Language files</text:p>
        </text:list-item>
        <text:list-item>
          <text:p text:style-name="P52">Sure there is much more, just don't get in my mind now :)</text:p>
        </text:list-item>
      </text:list>
      <text:p text:style-name="Standard"/>
      <text:h text:style-name="Heading_20_1" text:outline-level="1">3. Requirements</text:h>
      <text:p text:style-name="Standard"/>
      <text:p text:style-name="P9"><text:soft-page-break/>The script requires <text:span text:style-name="T3">BCDC++ 0.699c or newer</text:span> to run. It works only when you're connected to ADC hubs. It won't respond your commands on NMDC hubs.</text:p>
      <text:p text:style-name="P9">You can get the latest version of BCDC++ from <text:a xlink:type="simple" xlink:href="http://bcdc.dccafe.org/">http://bcdc.dccafe.org</text:a> (click on “English pages” at the bottom of the menu if don't understand the language :) ) or <text:a xlink:type="simple" xlink:href="http://utrum.dyndns.org:8000/">http://utrum.dyndns.org:8000</text:a>.</text:p>
      <text:p text:style-name="Standard"/>
      <text:h text:style-name="Heading_20_1" text:outline-level="1">4. How to install?</text:h>
      <text:p text:style-name="P32">Here you will see a short guide to let your new and fantastic script work. So after following the next two sections, you can start to discover the functionality of your brand new script.</text:p>
      <text:h text:style-name="Heading_20_2" text:outline-level="2">4.1 Setting up the script</text:h>
      <text:list text:style-name="L2">
        <text:list-item>
          <text:p text:style-name="P63">Download and install the latest version of BCDC++. It's <text:span text:style-name="T3">important</text:span> to set up a new client for the bot, <text:span text:style-name="T3">never use your own one</text:span> to run this script, it will drive you crazy since it sends and receives tons of private messages (moreover, it doesn't react for commands arriving from itself)!</text:p>
        </text:list-item>
        <text:list-item>
          <text:p text:style-name="P63">Register an account for the bot with OP privileges or higher. Again, never use your own account, register a different one for the bot (for reasons, see above).</text:p>
        </text:list-item>
        <text:list-item>
          <text:p text:style-name="P63">Decompress the archive containing the script and other files then copy everything to the “scripts” directory of your bot's BCDC++.</text:p>
        </text:list-item>
        <text:list-item>
          <text:p text:style-name="P63">Open the <text:span text:style-name="T3">startup.lua</text:span> file using Notepad or any other text editor:</text:p>
          <text:list>
            <text:list-item>
              <text:p text:style-name="P63">Locate the lines beginning with <text:span text:style-name="_3e__3e_Parancs">dofile(</text:span> in <text:span text:style-name="T3">startup.lua</text:span> which are used to load the scripts at the start of BCDC++. For example, you will find some lines similar to this:<text:line-break/><text:span text:style-name="_3e__3e_Parancs">dofile( DC():GetAppPath() .. "scripts\\formatting.lua" )</text:span><text:span text:style-name="T4"><text:line-break/></text:span>When you've found those <text:span text:style-name="_3e__3e_Parancs">dofile</text:span>s (usually at the end of the file), add your own line to load Oxygene2 the following way:<text:line-break/><text:span text:style-name="_3e__3e_Parancs"><text:span text:style-name="T28">dofile( DC():GetAppPath() .. "scripts\\oxygene2.lua" )</text:span></text:span></text:p>
            </text:list-item>
            <text:list-item>
              <text:p text:style-name="P63">Then save <text:span text:style-name="T3">startup.lua</text:span></text:p>
            </text:list-item>
          </text:list>
        </text:list-item>
        <text:list-item>
          <text:p text:style-name="P63">Restart the bot's BCDC++ to make the script load then login with the bot-client to the hub.</text:p>
        </text:list-item>
        <text:list-item>
          <text:p text:style-name="P63">Since the script only works on the hubs you specify, someone has to add the hub's address to the <text:span text:style-name="T27">allowed hubs</text:span> list. To do this, send the <text:span text:style-name="_3e__3e_Parancs">-chaddhub</text:span><text:span text:style-name="T4"><text:note text:id="ftn1" text:note-class="footnote"><text:note-citation>1</text:note-citation><text:note-body><text:p text:style-name="Footnote">Alternatively, you can add any hub (not only the current one) if you specify a host: -chaddhub [host]</text:p></text:note-body></text:note></text:span> command as a private message to the bot (from <text:span text:style-name="T27">your</text:span> own client)<text:span text:style-name="T5">.</text:span></text:p>
        </text:list-item>
        <text:list-item>
          <text:p text:style-name="P71">Reconnect the bot to your hub to let it build its internal database which needs for functioning.</text:p>
        </text:list-item>
        <text:list-item>
          <text:p text:style-name="P71">You are ready. From now on, when you want to run the bot, all you need to do is to start the BCDC++ it's running in then connect to your hub. For communicating with the bot, you can send private messages to it from a different clients. A few commands work on main chat too.</text:p>
        </text:list-item>
      </text:list>
      <text:p text:style-name="P24"/>
      <text:p text:style-name="P26">To use the script in the future, the only thing you need to do is to start the BCDC++ of the bot then join to the hub.</text:p>
      <text:h text:style-name="Heading_20_2" text:outline-level="2">4.2 Choosing language</text:h>
      <text:p text:style-name="P9">By default, after installation the script sends English messages to the users. To use other language, ensure that the appropriate language file and help file are also located in the “scripts” directory too (for example: oxygene2.lang.HUN.lua and oxygene2_help.HUN.txt), then use the <text:span text:style-name="_3e__3e_Parancs"><text:span text:style-name="T28">-chset language HUN</text:span></text:span> command to change the language. Don't forget to use the <text:span text:style-name="_3e__3e_Parancs"><text:span text:style-name="T28">-chreload</text:span></text:span> command after this to load the language file. Note that the settings are automatically saved, so you don't need to repeat this step until you delete the settings file.</text:p>
      <text:h text:style-name="Heading_20_1" text:outline-level="1"><text:soft-page-break/>5. Commands which are recognized by the script</text:h>
      <text:h text:style-name="Heading_20_2" text:outline-level="2">5.1 General</text:h>
      <text:p text:style-name="P10">-help [command] <text:span text:style-name="T8">or</text:span> -? [command]</text:p>
      <text:p text:style-name="Standard">Usage: <text:span text:style-name="_3e__3e_Parancs">-help [command]</text:span>, <text:span text:style-name="_3e__3e_Parancs">-? [command]</text:span></text:p>
      <text:p text:style-name="Standard">Description: Displays the help. If you specify a parameter, it displays a short help for the given command.</text:p>
      <text:p text:style-name="Standard">Works in: main chat, private chat</text:p>
      <text:p text:style-name="Standard">Only for: Operators on the allowed hubs</text:p>
      <text:p text:style-name="P10"/>
      <text:p text:style-name="P10">-chgetinfo &lt;nick&gt;</text:p>
      <text:p text:style-name="Standard">Usage: <text:span text:style-name="_3e__3e_Parancs">-chgetinfo &lt;nick&gt;</text:span></text:p>
      <text:p text:style-name="P9">Description: Shows some info about a user. Mostly includes things you can read using your client, but this is more convenient than checking the tag, since you get the user's status against the current slot rules. If the user violates them, you can see the verbatim copy of the message he gets from the bot.</text:p>
      <text:p text:style-name="Standard">Command example: <text:span text:style-name="_3e__3e_Parancs">-chgetinfo JohnSmith</text:span></text:p>
      <text:p text:style-name="Standard">Works in: private chat</text:p>
      <text:p text:style-name="Standard">Only for: Operators on the allowed hubs</text:p>
      <text:p text:style-name="Standard">Example:</text:p>
      <text:p text:style-name="Standard"/>
      <text:p text:style-name="P11">[22:12:00] &lt;[OP]FleetCommand&gt; -chgetinfo [OP]FleetCommand</text:p>
      <text:p text:style-name="P11">[22:12:00] &lt;Oxygene&gt; </text:p>
      <text:p text:style-name="P11"><text:s text:c="10"/>-----------------------------------------------------------------------------------------------------</text:p>
      <text:p text:style-name="P11"><text:s text:c="10"/>Userinfo [[OP]FleetCommand]:</text:p>
      <text:p text:style-name="P11"><text:s text:c="10"/>-----------------------------------------------------------------------------------------------------</text:p>
      <text:p text:style-name="P11"><text:s text:c="10"/>Current SID: NTDT</text:p>
      <text:p text:style-name="P11"><text:s text:c="10"/>CID: 6FDJZXHGFTR6UH7ZGOFLPWF2HVTT2SOX5TRZBHQ</text:p>
      <text:p text:style-name="P11"><text:s text:c="10"/>IPv4: 88.209.207.79</text:p>
      <text:p text:style-name="P11"><text:s text:c="10"/>Description: [4M/256K] Toxic ;)</text:p>
      <text:p text:style-name="P11"><text:s text:c="10"/>Virtual tag: &lt;++ 0.699,M:A,H:1/1/12,S:4&gt;</text:p>
      <text:p text:style-name="P11"><text:s text:c="10"/>Bandwidth: 4096K/256K</text:p>
      <text:p text:style-name="P11"><text:s text:c="10"/>Operator: yes</text:p>
      <text:p text:style-name="P11"><text:s text:c="10"/>Shared: 119,44 GiB (128254658829 B) </text:p>
      <text:p text:style-name="P11"><text:s text:c="10"/>Files: 14397 shared. Average file size: 8,49 MiB</text:p>
      <text:p text:style-name="P11"><text:s text:c="10"/>Added: 2007.05.16. 19:58:51</text:p>
      <text:p text:style-name="P11"><text:s text:c="10"/>Not protected</text:p>
      <text:p text:style-name="P11"><text:s text:c="10"/>Slotrules: OK</text:p>
      <text:p text:style-name="P11"><text:s text:c="10"/>Points for slotrules violation: 0</text:p>
      <text:p text:style-name="P11"><text:s text:c="10"/>-----------------------------------------------------------------------------------------------------</text:p>
      <text:p text:style-name="P10"/>
      <text:p text:style-name="P10">-chstat</text:p>
      <text:p text:style-name="Standard">Usage: <text:span text:style-name="_3e__3e_Parancs">-chstat [full]</text:span></text:p>
      <text:p text:style-name="P9">Description: Shows the user statistics including the number of slotrules violators, the Active/Passive users and users grouped by their client version. If you use the <text:span text:style-name="_3e__3e_Parancs"><text:span text:style-name="T28">-chstat full</text:span></text:span> command, the table includes the percentages of the client distribution too.</text:p>
      <text:p text:style-name="Standard">Answers for: private chat</text:p>
      <text:p text:style-name="Standard">Only for: Operators on the allowed hubs</text:p>
      <text:p text:style-name="Standard">Example:</text:p>
      <text:p text:style-name="Standard"/>
      <text:p text:style-name="P11">[10:35:18] &lt;[OP]FleetCommand&gt; -chstat</text:p>
      <text:p text:style-name="P11">[10:35:19] &lt;Oxygene&gt; </text:p>
      <text:p text:style-name="P11"><text:s text:c="10"/>----------------------------------------------------------------------------------------------------------------------------</text:p>
      <text:p text:style-name="P16"><text:s text:c="10"/>General hub statistics<text:tab/>Oxygene 2.0beta</text:p>
      <text:p text:style-name="P11"><text:s text:c="10"/>----------------------------------------------------------------------------------------------------------------------------</text:p>
      <text:p text:style-name="P11"><text:s text:c="10"/>Autochecking active: yes</text:p>
      <text:p text:style-name="P11"><text:s text:c="10"/>Usercount: 262 users</text:p>
      <text:p text:style-name="P11"><text:s text:c="10"/>Bad slotrules: 233 users</text:p>
      <text:p text:style-name="P11"><text:s text:c="10"/>Average points: 78,76</text:p>
      <text:p text:style-name="P11"><text:soft-page-break/><text:s text:c="10"/>Active: 171</text:p>
      <text:p text:style-name="P11"><text:s text:c="10"/>Passive: 91</text:p>
      <text:p text:style-name="P11"><text:s text:c="10"/>----------------------------------------------------------------------------------------------------------------------------</text:p>
      <text:p text:style-name="P11"><text:s text:c="10"/>Detailed client statistics</text:p>
      <text:p text:style-name="P11"><text:s text:c="10"/>----------------------------------------------------------------------------------------------------------------------------</text:p>
      <text:p text:style-name="P11"><text:s text:c="10"/>++ 0.69: 1</text:p>
      <text:p text:style-name="P11"><text:s text:c="10"/>++ 0.694: 1</text:p>
      <text:p text:style-name="P11"><text:s text:c="10"/>++ 0.695: 2</text:p>
      <text:p text:style-name="P11"><text:s text:c="10"/>++ 0.696: 6</text:p>
      <text:p text:style-name="P11"><text:s text:c="10"/>++ 0.697: 1</text:p>
      <text:p text:style-name="P11"><text:s text:c="10"/>++ 0.698: 192</text:p>
      <text:p text:style-name="P11"><text:s text:c="10"/>++ 0.699: 57</text:p>
      <text:p text:style-name="P11"><text:s text:c="10"/>ADCH++ v2.0.86-Release: 1</text:p>
      <text:p text:style-name="P11"><text:s text:c="10"/>Z++ 2.06: 1</text:p>
      <text:p text:style-name="P11"><text:s text:c="10"/>----------------------------------------------------------------------------------------------------------------------------</text:p>
      <text:p text:style-name="P11"><text:s text:c="10"/>Average points statistics</text:p>
      <text:p text:style-name="P11"><text:s text:c="10"/>----------------------------------------------------------------------------------------------------------------------------</text:p>
      <text:p text:style-name="P11"><text:s text:c="10"/>++: 78,6</text:p>
      <text:p text:style-name="P11"><text:s text:c="10"/>ADCH++: 100</text:p>
      <text:p text:style-name="P11"><text:s text:c="10"/>Z++: 100</text:p>
      <text:p text:style-name="P11"><text:s text:c="10"/>----------------------------------------------------------------------------------------------------------------------------</text:p>
      <text:p text:style-name="P11">OK</text:p>
      <text:p text:style-name="Standard"/>
      <text:p text:style-name="P10">-chsay &lt;chat_message&gt;</text:p>
      <text:p text:style-name="Standard">Usage: <text:span text:style-name="_3e__3e_Parancs">-chsay &lt;chat_message&gt;</text:span></text:p>
      <text:p text:style-name="P9">Description: This command allows our bot to “talk” in main chat. It does nothing else but repeat the message we want in main chat.</text:p>
      <text:p text:style-name="Standard">Answers for: private chat</text:p>
      <text:p text:style-name="Standard">Action goes to: main chat</text:p>
      <text:p text:style-name="Standard">Only for: Operators on the allowed hubs</text:p>
      <text:h text:style-name="Heading_20_2" text:outline-level="2">5.2 Installation</text:h>
      <text:p text:style-name="Standard"/>
      <text:p text:style-name="P10">-chaddhub [host]</text:p>
      <text:p text:style-name="P20">Usage: <text:span text:style-name="_3e__3e_Parancs">-chaddhub [host]</text:span></text:p>
      <text:p text:style-name="P21">Description: Adds the current or specified hub to the enabled hubs' list.<text:line-break/><text:span text:style-name="T3">Important:</text:span> After enabling the script, you must reconnect with the bot client to the hub!</text:p>
      <text:p text:style-name="P20">Answers for: private chat</text:p>
      <text:p text:style-name="P20">Only for: Any operator on the hubs where the script's running</text:p>
      <text:p text:style-name="P20">Example: -chaddhub</text:p>
      <text:p text:style-name="P20"/>
      <text:p text:style-name="P10">-chrmhub [host]</text:p>
      <text:p text:style-name="P20">Usage: <text:span text:style-name="_3e__3e_Parancs">-chrmhub [host]</text:span></text:p>
      <text:p text:style-name="P21">Description: Removes the current or specified hub from the enabled hubs' list.<text:line-break/>Answers for: private chat</text:p>
      <text:p text:style-name="P20">Only for: Any operator on the hubs where the script's running</text:p>
      <text:p text:style-name="P20">Example: -chrmhub</text:p>
      <text:p text:style-name="P20"/>
      <text:p text:style-name="P10">-chlisthubs</text:p>
      <text:p text:style-name="P22">Usage: <text:span text:style-name="_3e__3e_Parancs">-chlisthubs</text:span></text:p>
      <text:p text:style-name="P22">Description: Lists the addresses of the hubs where the script is currently allowed.</text:p>
      <text:p text:style-name="P22">Answers for: private chat</text:p>
      <text:p text:style-name="P22">Only for: Any operator on the hubs where the script's running</text:p>
      <text:p text:style-name="P22">Example:</text:p>
      <text:p text:style-name="P22"/>
      <text:p text:style-name="P17">[11:00:15] &lt;[OP]FleetCommand&gt; -chlisthubs</text:p>
      <text:p text:style-name="P17">[11:00:16] &lt;Oxygene&gt; </text:p>
      <text:p text:style-name="P17"><text:s text:c="5"/>-----------------------------------------------------</text:p>
      <text:p text:style-name="P17"><text:s text:c="5"/>Currently allowed hubs:</text:p>
      <text:p text:style-name="P17"><text:soft-page-break/><text:s text:c="5"/>-----------------------------------------------------</text:p>
      <text:p text:style-name="P17"><text:s text:c="5"/>adcs://dcwatch.dyndns.org:1984</text:p>
      <text:p text:style-name="P17"><text:s text:c="5"/>-----------------------------------------------------</text:p>
      <text:p text:style-name="Standard"/>
      <text:h text:style-name="Heading_20_2" text:outline-level="2">5.3 Getting and setting configuration</text:h>
      <text:p text:style-name="P10"/>
      <text:p text:style-name="P10">-chgetconfig</text:p>
      <text:p text:style-name="Standard">Usage: <text:span text:style-name="_3e__3e_Parancs">-chgetconfig</text:span></text:p>
      <text:p text:style-name="Standard">Description: Shows some settings you can change</text:p>
      <text:p text:style-name="Standard">Answers for: private chat</text:p>
      <text:p text:style-name="Standard">Only for: Operators on the allowed hubs</text:p>
      <text:p text:style-name="Standard">Example:</text:p>
      <text:p text:style-name="Standard"/>
      <text:p text:style-name="P12">[20:11:08] &lt;[OP]FleetCommand&gt; -chgetconfig</text:p>
      <text:p text:style-name="P12">[20:11:09] &lt;Oxygene&gt; <text:s text:c="11"/>-------------------------------------------------------------------------------------------</text:p>
      <text:p text:style-name="P12">[20:11:09] &lt;Oxygene&gt; <text:s text:c="11"/>Configuration<text:tab/>Oxygene 2.0beta</text:p>
      <text:p text:style-name="P12">[20:11:09] &lt;Oxygene&gt; <text:s text:c="11"/>-------------------------------------------------------------------------------------------</text:p>
      <text:p text:style-name="P12">[20:11:09] &lt;Oxygene&gt; <text:s text:c="11"/>language<text:tab/>US</text:p>
      <text:p text:style-name="P12">[20:11:09] &lt;Oxygene&gt; <text:s text:c="11"/>opchat_name<text:tab/>OpChat</text:p>
      <text:p text:style-name="P12">[20:11:09] &lt;Oxygene&gt; <text:s text:c="11"/>chbandwidth<text:tab/>pm</text:p>
      <text:p text:style-name="P12">[20:11:09] &lt;Oxygene&gt; <text:s text:c="11"/>ulimitcheck<text:tab/>1</text:p>
      <text:p text:style-name="P12">[20:11:09] &lt;Oxygene&gt; <text:s text:c="11"/>trigcase<text:tab/>0</text:p>
      <text:p text:style-name="P12">[20:11:09] &lt;Oxygene&gt; <text:s text:c="11"/>inactivetime<text:tab/>120</text:p>
      <text:p text:style-name="P12">[20:11:09] &lt;Oxygene&gt; <text:s text:c="11"/>rulesurl<text:tab/>http://www.myhub.com/slotrules.asp</text:p>
      <text:p text:style-name="P12">[20:11:09] &lt;Oxygene&gt; <text:s text:c="11"/>triggers<text:tab/>1</text:p>
      <text:p text:style-name="P12">[20:11:09] &lt;Oxygene&gt; <text:s text:c="11"/>-------------------------------------------------------------------------------------------</text:p>
      <text:p text:style-name="P12">[20:11:09] &lt;Oxygene&gt; OK</text:p>
      <text:p text:style-name="P11"/>
      <text:p text:style-name="Standard">Explanation of config values:</text:p>
      <text:list text:style-name="L3">
        <text:list-item>
          <text:p text:style-name="P75"><text:span text:style-name="T9">language<text:line-break/></text:span><text:span text:style-name="T10">The language which the script uses for displaying help and the messages for users. See 6.2 if you want to make your own translation. Use </text:span><text:span text:style-name="T9">-chreload</text:span><text:span text:style-name="T10"> command after changing this value.</text:span></text:p>
        </text:list-item>
        <text:list-item>
          <text:p text:style-name="P75"><text:span text:style-name="T9">opchat_name</text:span><text:line-break/>It's the name of the OpChat. You can make the script report anything you want to the opchat using some triggers.</text:p>
        </text:list-item>
        <text:list-item>
          <text:p text:style-name="P75"><text:span text:style-name="T3">chbandwidth</text:span><text:line-break/>Sets the way of slot-checking (based on bandwidth indicated in the description field). Possible values: <text:span text:style-name="T9">off</text:span>, <text:span text:style-name="T9">pm</text:span> and <text:span text:style-name="T9">disconnect</text:span>. If you set to <text:span text:style-name="T3">off</text:span>, the script doesn't check the slot rules. The <text:span text:style-name="T3">pm</text:span> value makes it send a private message to the users if their settings don't fit the slot rules. The <text:span text:style-name="T3">disconnect</text:span> value kicks the users with bad slot rules using the current kick profile (see 5.5).</text:p>
        </text:list-item>
        <text:list-item>
          <text:p text:style-name="P75"><text:span text:style-name="T3">ulimitcheck</text:span><text:line-break/>If set to <text:span text:style-name="T3">1</text:span>, then the script checks the upload bandwidth rules together with the slot rules. The user will notified only when <text:span text:style-name="T3">chbandwidth</text:span> is set to other than <text:span text:style-name="T3">off</text:span>.</text:p>
        </text:list-item>
        <text:list-item>
          <text:p text:style-name="P75"><text:span text:style-name="T3">inactivetime</text:span><text:line-break/>Sets how much time (in seconds) should the bot wait after connecting to the hub before sending any private messages or kicking anyone because of the slotrules. This setting doesn't affect the trigger actions! If you don't have problem with entering the hub then you don't have to modify this variable.</text:p>
        </text:list-item>
        <text:list-item>
          <text:p text:style-name="P75"><text:span text:style-name="T3">rulesurl</text:span><text:line-break/>Specifies the URL of the slotrules of the hub. This URL is sent at the end of every private/kick message which is sent because of slotrules.</text:p>
        </text:list-item>
        <text:list-item>
          <text:p text:style-name="P75"><text:span text:style-name="T3">trigcase</text:span><text:line-break/>Enables or disables case-sensitive comparing in triggers. Set it to 0 if you want your triggers to be non case-sensitive; other than 0 to enable case-sensitivity.</text:p>
        </text:list-item>
        <text:list-item>
          <text:p text:style-name="P75"><text:span text:style-name="T3">triggers</text:span><text:line-break/><text:soft-page-break/>Enables or disables the triggers. Set it to <text:span text:style-name="T3">0</text:span> if you want to disable triggers, or to <text:span text:style-name="T3">1</text:span> if you want to enable them.</text:p>
        </text:list-item>
      </text:list>
      <text:p text:style-name="P10"/>
      <text:p text:style-name="P10">-chset &lt;config_var&gt; &lt;value&gt;</text:p>
      <text:p text:style-name="Standard">Usage: <text:span text:style-name="_3e__3e_Parancs">-chset &lt;config_var&gt; &lt;value&gt;</text:span></text:p>
      <text:p text:style-name="P9">Description: Modifies the config values. You can modify any value which can be found in the config list (see -chgetconfig above). Please be careful when modifying them, since the script doesn't verify the values.</text:p>
      <text:p text:style-name="P9">Answers for: private chat</text:p>
      <text:p text:style-name="P9">Only for: Operators on the allowed hus</text:p>
      <text:p text:style-name="P9">Example:</text:p>
      <text:p text:style-name="P9"/>
      <text:p text:style-name="P13">[14:26:22] &lt;[OP]FleetCommand&gt; -chset chbandwidth pm</text:p>
      <text:p text:style-name="P13">[14:26:23] &lt;Oxygene&gt; [string][off &gt;&gt; pm] OK</text:p>
      <text:p text:style-name="Standard"/>
      <text:p text:style-name="P10">-chreload</text:p>
      <text:p text:style-name="Standard">Usage: -chreload</text:p>
      <text:p text:style-name="P9">Description: Loads the specified language file, then updates all userdata in order to storing the kick-messages on the new language. You only need to use this command after changed the <text:span text:style-name="T3">language</text:span> config value using the -chset command.</text:p>
      <text:p text:style-name="P9"/>
      <text:p text:style-name="Marked_20_paragraph">Please note that this may take a while, even on a quite fast computer, the update can take a minute or even more :)</text:p>
      <text:h text:style-name="Heading_20_2" text:outline-level="2">5.4 Checking bandwidth</text:h>
      <text:h text:style-name="Heading_20_3" text:outline-level="3">5.4.1 Kicking and noticing users</text:h>
      <text:p text:style-name="P10"/>
      <text:p text:style-name="P10">-chnotice &lt;nick&gt; &lt;pm/profile_name&gt;</text:p>
      <text:p text:style-name="Standard">Usage: <text:span text:style-name="_3e__3e_Parancs">-chnotice &lt;nick&gt; &lt;pm/profile_name&gt;</text:span></text:p>
      <text:p text:style-name="P9">Description: Sends a private message or kicks the user if violating the rules. Recommended to use it when you want to kick a special user for violating the rules. -chnotice can be used to disconnect/pm the user without waiting for a new $MyINFO from him/her.</text:p>
      <text:p text:style-name="P9">If the second parameter is <text:span text:style-name="T3">pm</text:span>, the script sends a private message to the user. If you provide a profile name, the user will be kicked with that profile. If you send <text:span text:style-name="T3">default</text:span> as profile name, it kicks with the default kick profile.</text:p>
      <text:p text:style-name="Standard">Examples: <text:span text:style-name="_3e__3e_Parancs">-chnotice [HUN]Sandor_vagyok default</text:span></text:p>
      <text:p text:style-name="Standard">Answers for: private chat</text:p>
      <text:p text:style-name="Standard">Only for: Operators on the allowed hubs</text:p>
      <text:p text:style-name="Standard"/>
      <text:p text:style-name="P10">-chcheckhub &lt;max_num&gt; [profile]</text:p>
      <text:p text:style-name="Standard">Usage: <text:span text:style-name="_3e__3e_Parancs">-chcheckhub &lt;max_num&gt; [profile]</text:span></text:p>
      <text:p text:style-name="P9">Description: Checks the hub against slot rules and kicks at most <text:span text:style-name="T3">max_num</text:span> users using the given kick-profile. <text:span text:style-name="T3">profile</text:span> parameter is optional. If missing, the default kick-profile will be used (see 5.5).</text:p>
      <text:p text:style-name="Standard">Examples:</text:p>
      <text:p text:style-name="Standard"><text:span text:style-name="_3e__3e_Parancs"><text:tab/>-chcheckhub 200 ehub</text:span></text:p>
      <text:p text:style-name="Standard"><text:span text:style-name="_3e__3e_Parancs"><text:tab/>-chcheckhub 500</text:span></text:p>
      <text:p text:style-name="Standard">Answers for: private chat</text:p>
      <text:p text:style-name="Standard">Only for: Operators on the allowed hubs</text:p>
      <text:p text:style-name="Standard"/>
      <text:p text:style-name="Marked_20_paragraph"><text:soft-page-break/>If you want the users to be automatically notified or kicked for violating the rules, then set the <text:span text:style-name="T3">chbandwidth</text:span> config value to <text:span text:style-name="T3">pm</text:span> (for private messaging) or <text:span text:style-name="T3">disconnect</text:span> (for kicking). See 5.3.</text:p>
      <text:h text:style-name="Heading_20_3" text:outline-level="3">5.4.2 Customizing slot rules</text:h>
      <text:p text:style-name="Standard"/>
      <text:p text:style-name="Standard">You can view and modify the slot rules using the <text:span text:style-name="T3">-chrules</text:span> command. There are various parameters you can use: <text:span text:style-name="T3">-chrules &lt;list/add/rm/ulimit/clearall/restore&gt; [params]</text:span></text:p>
      <text:p text:style-name="Standard"/>
      <text:h text:style-name="P37" text:outline-level="4">Listing rules</text:h>
      <text:p text:style-name="P23"/>
      <text:p text:style-name="Standard"><text:span text:style-name="T10">To view the current slot rules</text:span>, use the <text:span text:style-name="_3e__3e_Parancs"><text:span text:style-name="T28">-chrules list</text:span></text:span> command. You'll get a table similar to this:</text:p>
      <text:p text:style-name="P14"/>
      <text:section text:style-name="Sect1" text:name="Slotrules Table">
        <text:p text:style-name="P14">[15:45:37] &lt;[OP]FleetCommand&gt; -chrules list</text:p>
        <text:p text:style-name="P14">[15:45:38] &lt;Oxygene&gt; <text:s text:c="10"/>------------------------------------------------------------------------------------------------------------</text:p>
        <text:p text:style-name="P14">[15:45:38] &lt;Oxygene&gt; <text:s text:c="10"/>Bandwidth<text:tab/>min. slot<text:tab/>max. slot<text:tab/>rec. slot<text:tab/>max. hub<text:tab/>max-hub kick</text:p>
        <text:p text:style-name="P14">[15:45:38] &lt;Oxygene&gt; <text:s text:c="10"/>------------------------------------------------------------------------------------------------------------</text:p>
        <text:p text:style-name="P14">[15:45:38] &lt;Oxygene&gt; <text:s text:c="11"/>Up to 56 kbps:<text:tab/>1<text:tab/>1<text:tab/>1<text:tab/>1<text:tab/>1</text:p>
        <text:p text:style-name="P14">[15:45:38] &lt;Oxygene&gt; <text:s text:c="11"/>Up to 64 kbps:<text:tab/>2<text:tab/>2<text:tab/>2<text:tab/>2<text:tab/>3</text:p>
        <text:p text:style-name="P14">[15:45:38] &lt;Oxygene&gt; <text:s text:c="11"/>Up to 96 kbps:<text:tab/>2<text:tab/>3<text:tab/>2<text:tab/>2<text:tab/>3</text:p>
        <text:p text:style-name="P14">[15:45:38] &lt;Oxygene&gt; <text:s text:c="11"/>Up to 128 kbps:<text:tab/>3<text:tab/>3<text:tab/>3<text:tab/>3<text:tab/>4</text:p>
        <text:p text:style-name="P14">[15:45:38] &lt;Oxygene&gt; <text:s text:c="11"/>Up to 160 kbps:<text:tab/>3<text:tab/>4<text:tab/>3<text:tab/>4<text:tab/>5</text:p>
        <text:p text:style-name="P14">[15:45:38] &lt;Oxygene&gt; <text:s text:c="11"/>Up to 256 kbps:<text:tab/>4<text:tab/>4<text:tab/>4<text:tab/>4<text:tab/>5</text:p>
        <text:p text:style-name="P14">[15:45:38] &lt;Oxygene&gt; <text:s text:c="11"/>Up to 384 kbps:<text:tab/>4<text:tab/>5<text:tab/>4<text:tab/>5<text:tab/>6</text:p>
        <text:p text:style-name="P14">[15:45:38] &lt;Oxygene&gt; <text:s text:c="11"/>Up to 512 kbps:<text:tab/>5<text:tab/>6<text:tab/>6<text:tab/>5<text:tab/>6</text:p>
        <text:p text:style-name="P14">[15:45:38] &lt;Oxygene&gt; <text:s text:c="11"/>Up to 768 kbps:<text:tab/>6<text:tab/>8<text:tab/>7<text:tab/>6<text:tab/>7</text:p>
        <text:p text:style-name="P14">[15:45:38] &lt;Oxygene&gt; <text:s text:c="11"/>Up to 1024 kbps:<text:tab/>6<text:tab/>8<text:tab/>8<text:tab/>6<text:tab/>7</text:p>
        <text:p text:style-name="P14">[15:45:38] &lt;Oxygene&gt; <text:s text:c="11"/>Up to 2048 kbps:<text:tab/>8<text:tab/>10<text:tab/>10<text:tab/>7<text:tab/>8</text:p>
        <text:p text:style-name="P14">[15:45:38] &lt;Oxygene&gt; <text:s text:c="11"/>Up to 4096 kbps:<text:tab/>11<text:tab/>20<text:tab/>20<text:tab/>8<text:tab/>9</text:p>
        <text:p text:style-name="P14">[15:45:38] &lt;Oxygene&gt; <text:s text:c="11"/>Up to 10240 kbps:<text:tab/>18<text:tab/>35<text:tab/>30<text:tab/>10<text:tab/>11</text:p>
        <text:p text:style-name="P14">[15:45:38] &lt;Oxygene&gt; <text:s text:c="11"/>Above that:<text:tab/>31<text:tab/>50<text:tab/>40<text:tab/>13<text:tab/>14</text:p>
        <text:p text:style-name="P14">[15:45:38] &lt;Oxygene&gt; <text:s text:c="10"/>------------------------------------------------------------------------------------------------------------</text:p>
        <text:p text:style-name="P14">[15:45:38] &lt;Oxygene&gt; <text:s text:c="10"/>Upload limit config:</text:p>
        <text:p text:style-name="P14">[15:45:38] &lt;Oxygene&gt; <text:s text:c="10"/>Threshold: 60 % - Min. limit: 12 KiB/sec - Applied for: 128 kbps and above</text:p>
        <text:p text:style-name="P14">[15:45:38] &lt;Oxygene&gt; <text:s text:c="10"/>Total: 14 items</text:p>
        <text:p text:style-name="P14">[15:45:38] &lt;Oxygene&gt; <text:s text:c="10"/>------------------------------------------------------------------------------------------------------------</text:p>
        <text:p text:style-name="P14">[15:45:38] &lt;Oxygene&gt; OK</text:p>
      </text:section>
      <text:p text:style-name="Standard"/>
      <text:p text:style-name="P9">The <text:span text:style-name="T3">min. slot</text:span> and <text:span text:style-name="T3">max. slot</text:span> column shows how many slots should be opened for the given upload bandwidth. The <text:span text:style-name="T3">rec. slot</text:span> column is a recommendation for the user. If the slot number is out of the min-max interval, then the user gets notified (if bandwidth-checking is set to pm or disconnect. See 5.4.1 and 5.3) that it's recommended to open &lt;rec. slot&gt; slots according to the hub rules, so the bot asks him/her to open at least &lt;min. slot&gt; and at most &lt;max. slot&gt; slots to ensure he/she can stay in the hub.</text:p>
      <text:p text:style-name="P9">The <text:span text:style-name="T3">max. hub</text:span> column contains the maximum number of hubs according to the rules. The latest, <text:span text:style-name="T3">max-hub kick</text:span> column provides some allowance for that since the script kicks/pms the user only after he/she overrun this number of hubs. The difference between the two columns is that the user will be notified after the <text:span text:style-name="T3">max-hub kick</text:span> column number of hubs, but the script will tell him/her to be only <text:span text:style-name="T3">max. hub</text:span> number of hubs.</text:p>
      <text:p text:style-name="P9"/>
      <text:p text:style-name="P9">The later part of the table shows the current upload limit rules. The users should set their upload limit at least &lt;Threshold&gt; percent of their nominal upload bandwidth, but minimum &lt;Min. limit&gt; KiB/sec.</text:p>
      <text:p text:style-name="P9">The upload rules not applied to everyone but the users with the indicated minimum upload bandwidth. By default, it's set to 64 kbps. It means that users below 64 kbps upload bandwidth are not checked against rules. This protects the dial-in modem users and users with extremely bad <text:soft-page-break/>connection.</text:p>
      <text:p text:style-name="P9"/>
      <text:p text:style-name="Marked_20_paragraph">The slot rules are only applied if <text:span text:style-name="T3">chbandwidth</text:span> config value is set to pm or disconnect. See 5.3 for details.</text:p>
      <text:p text:style-name="Standard"/>
      <text:h text:style-name="P38" text:outline-level="4">Adding and modifying a rule</text:h>
      <text:p text:style-name="Standard"/>
      <text:p text:style-name="Standard">For adding a new bandwidth-rule or modifying an old one, you should use the following command:</text:p>
      <text:p text:style-name="P10"><text:span text:style-name="_3e__3e_Parancs">-chrules add &lt;upper_bandwidth&gt; &lt;minslot&gt; &lt;maxslot&gt; &lt;slotrec&gt; &lt;maxhub&gt; &lt;maxhub_kick&gt;</text:span></text:p>
      <text:p text:style-name="P20">Where:</text:p>
      <text:p text:style-name="P21"><text:span text:style-name="T3">&lt;upper_bandwidth&gt;</text:span> is the maximum bandwidth in kbps which the rule is applied for. Specify -1 if you want to add/modify the rule called “Above that”. The -1 is special, because that will be applied to everyone who specifies larger upload bandwidth that the numbered element of the list.</text:p>
      <text:p text:style-name="P21"><text:span text:style-name="T3">&lt;minslot&gt;</text:span> and <text:span text:style-name="T3">&lt;maxslot&gt;</text:span> is the minimum and maximum number of slots which the user should open not to be noticed/kicked. The <text:span text:style-name="T3">&lt;slotrec&gt;</text:span> is a slot recommendation (between the boundaries of min and max-slot). The script states the user that it's recommended to open &lt;slotrec&gt; slots, but he/she should keep the slot number between &lt;minslot&gt; and &lt;maxslot&gt; to be not kicked.</text:p>
      <text:p text:style-name="P21"><text:span text:style-name="T3">&lt;maxhub&gt;</text:span> is the maximum numbers of hub where the user can stay at the same time.. but he/she won't be kicked until overruns the <text:span text:style-name="T3">&lt;maxhub_kick&gt;</text:span> number of hubs.</text:p>
      <text:p text:style-name="P21"/>
      <text:p text:style-name="Marked_20_paragraph">Only the plain hub number and registered hub number is counted into the &lt;maxhub&gt; number, the hubs where the user is op are not.</text:p>
      <text:p text:style-name="P21"/>
      <text:p text:style-name="P21">You should use the same command to add a new bandwidth and to overwrite an existing one. In the latter case you should specify a bandwidth which already added to the rules.</text:p>
      <text:p text:style-name="P21"/>
      <text:p text:style-name="P21">Example:</text:p>
      <text:p text:style-name="P18">[18:53:19] &lt;[OP]FleetCommand&gt; -chrules add 512 5 6 6 5 6</text:p>
      <text:p text:style-name="P18">[18:53:19] &lt;Oxygene&gt; [overwrite] OK</text:p>
      <text:p text:style-name="P21"/>
      <text:h text:style-name="Heading_20_4" text:outline-level="4">Removing rule or rules</text:h>
      <text:p text:style-name="P21"/>
      <text:p text:style-name="P21">You have two options to remove rules. You can remove rules one by one, by using the <text:span text:style-name="T3">-chrules rm &lt;bandwidth&gt; </text:span>command, where the bandwidth is the upper bandwidth which is listed in the rules table.</text:p>
      <text:p text:style-name="P21">You may remove all rule by clearing the whole table. For this, you can use the <text:span text:style-name="T3">-chrules clearall</text:span> command.</text:p>
      <text:p text:style-name="P21"/>
      <text:p text:style-name="P21">Examples:</text:p>
      <text:p text:style-name="P18">[18:56:04] &lt;[OP]FleetCommand&gt; -chrules rm 512</text:p>
      <text:p text:style-name="P18">[18:56:04] &lt;Oxygene&gt; OK</text:p>
      <text:p text:style-name="P18"/>
      <text:p text:style-name="P18">[18:56:13] &lt;[OP]FleetCommand&gt; -chrules clearall</text:p>
      <text:p text:style-name="P18">[18:56:14] &lt;Oxygene&gt; OK</text:p>
      <text:h text:style-name="Heading_20_4" text:outline-level="4">Restoring default rules</text:h>
      <text:p text:style-name="P21"/>
      <text:p text:style-name="P21">To restore the default slot rules table use the <text:span text:style-name="_3e__3e_Parancs"><text:span text:style-name="T28">-chrules restore</text:span></text:span> command. That will clear and recreate your existing slot rules table with the default values including the bandwidth rules.</text:p>
      <text:p text:style-name="P21"><text:soft-page-break/></text:p>
      <text:p text:style-name="P21">Example:</text:p>
      <text:p text:style-name="P18">[18:59:13] &lt;[OP]FleetCommand&gt; -chrules restore</text:p>
      <text:p text:style-name="P18">[18:59:14] &lt;Oxygene&gt; OK</text:p>
      <text:p text:style-name="P21"/>
      <text:p text:style-name="Marked_20_paragraph">When you add/modify/remove a rule or clear/restore the slot rules table, the script automatically disables the automatic bandwidth checking for the users' protection (you'll be notified). To re-enable, use the -chset command. See 5.3</text:p>
      <text:h text:style-name="Heading_20_4" text:outline-level="4">Setting upload limit rule</text:h>
      <text:p text:style-name="P9"/>
      <text:p text:style-name="P9">You can set the upload limit rule with the <text:span text:style-name="_3e__3e_Parancs"><text:span text:style-name="T28">-chrules ulimit &lt;percent&gt; &lt;min_limit&gt; &lt;applied_from&gt;</text:span></text:span> command. The users should set their upload limit to &lt;percent&gt; percent of their upload bandwidth, but at least <text:span text:style-name="_3e__3e_Parancs">&lt;min_limit&gt;</text:span> KiB/sec. It's only checked if the upload bandwidth of the user is equal or greater than <text:span text:style-name="_3e__3e_Parancs">&lt;applied_from&gt;</text:span> kbps.</text:p>
      <text:p text:style-name="P21"/>
      <text:p text:style-name="Marked_20_paragraph">The upload limit is checked only if <text:span text:style-name="T3">ulimitcheck</text:span> config variable is set to 1. See 5.3 for details.</text:p>
      <text:h text:style-name="Heading_20_2" text:outline-level="2">5.5 Kick profiles</text:h>
      <text:p text:style-name="Standard"/>
      <text:p text:style-name="P9">Kick profiles provides different modes for kicking. The script includes some preset for different types of hub software. For instance, you can use them to kick users for different interval than the default one or simply just disconnect them and more.</text:p>
      <text:p text:style-name="P9">Two different profiles are known. The <text:span text:style-name="T3">chat</text:span>-type profile is a command which is sent to the mainchat of the hub. You can use it when your hub contains a mainchat-command for kicking. The <text:span text:style-name="T3">raw</text:span>-type profiles are commands which fits the NMDC protocol. The default profile named RawKick is equivalent with the right-click Kick-command included in DC++. You should use it if your hub doesn't contain any chat-command for kicking or banning. Of course, if you know NMDC protocol, you can add more raw-profiles by yourself.</text:p>
      <text:p text:style-name="P9">The <text:span text:style-name="_3e__3e_Parancs"><text:span text:style-name="T28">-chprofiles</text:span></text:span> command handles the profiles: <text:span text:style-name="_3e__3e_Parancs"><text:span text:style-name="T28">-chprofiles &lt;list/add/rm/setdefault&gt;</text:span></text:span><text:span text:style-name="T8">. Discussed below.</text:span></text:p>
      <text:p text:style-name="P9"/>
      <text:h text:style-name="Heading_20_3" text:outline-level="3">5.5.1 Listing existing profiles</text:h>
      <text:p text:style-name="P9"/>
      <text:p text:style-name="P9">For listing the existing profiles, use the <text:span text:style-name="_3e__3e_Parancs"><text:span text:style-name="T28">-chprofiles list</text:span></text:span> command. You get a table like this:</text:p>
      <text:p text:style-name="P9"/>
      <text:p text:style-name="P13">[08:23:02] &lt;[OP]FleetCommand&gt; -chprofiles list</text:p>
      <text:p text:style-name="P13">[08:23:03] &lt;Oxygene&gt; <text:s text:c="10"/>----------------------------------------------------------------------------------------------------------------------------</text:p>
      <text:p text:style-name="P13">[08:23:03] &lt;Oxygene&gt; <text:s text:c="10"/>Profile name [type] (Command)</text:p>
      <text:p text:style-name="P13">[08:23:03] &lt;Oxygene&gt; <text:s text:c="10"/>----------------------------------------------------------------------------------------------------------------------------</text:p>
      <text:p text:style-name="P13">[08:23:03] &lt;Oxygene&gt; <text:s text:c="11"/>(1) rawexample [r] (BMSG %[mySID] +kick\\s%[userNI]\\s%[reason])</text:p>
      <text:p text:style-name="P13">[08:23:03] &lt;Oxygene&gt; <text:s text:c="11"/>(2) adchpp [c] (+kick %[userNI] %[reason])</text:p>
      <text:p text:style-name="P13">[08:23:03] &lt;Oxygene&gt; <text:s text:c="10"/>----------------------------------------------------------------------------------------------------------------------------</text:p>
      <text:p text:style-name="P13">[08:23:03] &lt;Oxygene&gt; <text:s text:c="10"/>Default profile: adchpp</text:p>
      <text:p text:style-name="P13">[08:23:03] &lt;Oxygene&gt; <text:s text:c="10"/>Total: 2 items</text:p>
      <text:p text:style-name="P13">[08:23:03] &lt;Oxygene&gt; <text:s text:c="10"/>----------------------------------------------------------------------------------------------------------------------------</text:p>
      <text:p text:style-name="P13">[08:23:03] &lt;Oxygene&gt; OK</text:p>
      <text:p text:style-name="P10"/>
      <text:p text:style-name="P20">The profile type <text:span text:style-name="T3">r</text:span> means raw-kick profile, type <text:span text:style-name="T3">c</text:span> means chat-kick profile. See 5.5 for details.</text:p>
      <text:h text:style-name="Heading_20_3" text:outline-level="3"><text:soft-page-break/>5.5.2 Adding/removing profiles</text:h>
      <text:p text:style-name="P20"/>
      <text:p text:style-name="P21">To add a new profile, use the <text:span text:style-name="_3e__3e_Parancs"><text:span text:style-name="T28">-chprofiles add &lt;profile_name&gt; &lt;profile_type&gt; &lt;command&gt;</text:span></text:span> command where <text:span text:style-name="_3e__3e_Parancs"><text:span text:style-name="T28">&lt;profile_name&gt;</text:span></text:span> is the desired profile name, <text:span text:style-name="_3e__3e_Parancs"><text:span text:style-name="T28">&lt;profile_type&gt;</text:span></text:span> is the type. Use <text:span text:style-name="T3">c</text:span> for chat-kick profile, or <text:span text:style-name="T3">r</text:span> for raw-kick profile. <text:span text:style-name="_3e__3e_Parancs"><text:span text:style-name="T28">&lt;command&gt;</text:span></text:span> is the command used for kicking in that profile. It will be sent to main chat when the type is <text:span text:style-name="T3">c</text:span> or sent directly to the hub when it's <text:span text:style-name="T3">r</text:span>. You should know some ADC specification when using <text:span text:style-name="T3">r</text:span> profiles. In <text:span text:style-name="_3e__3e_Parancs"><text:span text:style-name="T28">&lt;command&gt;</text:span></text:span> parameter y<text:span text:style-name="T8">ou can use the variables described in </text:span><text:a xlink:type="simple" xlink:href="#AppendixB"><text:span text:style-name="T8">Appendix B</text:span></text:a><text:span text:style-name="T8">.</text:span></text:p>
      <text:p text:style-name="P21"/>
      <text:p text:style-name="P51">When adding a raw profile, you can use \n for command separator and should use the escaped form of ADC escape sequences like \\s for \s, \\n for \n. You don't have to add \n after the last command.</text:p>
      <text:p text:style-name="P21"/>
      <text:p text:style-name="P21">Example:</text:p>
      <text:p text:style-name="P18">[08:30:41] &lt;[OP]FleetCommand&gt; -chprofiles add ehub4h c +kick %[userNI] %[reason] _BAN_4h</text:p>
      <text:p text:style-name="P18">[08:30:42] &lt;Oxygene&gt; OK</text:p>
      <text:p text:style-name="P21"/>
      <text:p text:style-name="P21">To remove a profile, use the rm parameter for the -chprofiles command the following way: <text:span text:style-name="_3e__3e_Parancs"><text:span text:style-name="T28">-chprofiles rm &lt;profile_name&gt;</text:span></text:span> where <text:span text:style-name="_3e__3e_Parancs"><text:span text:style-name="T28">&lt;profile_name&gt;</text:span></text:span> is the profile name which you want to remove.</text:p>
      <text:p text:style-name="P21">Example:</text:p>
      <text:p text:style-name="P18">[08:31:28] &lt;[OP]FleetCommand&gt; -chprofiles rm ehub4h</text:p>
      <text:p text:style-name="P18">[08:31:29] &lt;Oxygene&gt; OK</text:p>
      <text:p text:style-name="P21"/>
      <text:h text:style-name="Heading_20_3" text:outline-level="3">5.5.3 Selecting default profile</text:h>
      <text:p text:style-name="P21"/>
      <text:p text:style-name="P21">If you select a profile for default profile, that will be used everywhere where indicated (for example if you set the <text:span text:style-name="T3">chbandwidth</text:span> config value to <text:span text:style-name="T3">disconnect</text:span>). To do this, use the <text:span text:style-name="_3e__3e_Parancs"><text:span text:style-name="T28">-chprofiles setdefault &lt;profile_name&gt;</text:span></text:span> command.</text:p>
      <text:p text:style-name="P21">Example:</text:p>
      <text:p text:style-name="P18">[08:39:52] &lt;[OP]FleetCommand&gt; -chprofiles setdefault ehub4h</text:p>
      <text:p text:style-name="P18">[08:39:52] &lt;Oxygene&gt; Profile 'ehub4h' selected</text:p>
      <text:h text:style-name="Heading_20_2" text:outline-level="2">5.6 Triggers</text:h>
      <text:p text:style-name="Standard"/>
      <text:p text:style-name="Standard">With triggers, the bot can automatically react for any given event. Triggers can be activated by main chat messages/commands, by any incoming userdata (for example, e-mail-address, description, nick, etc.) or by timer.</text:p>
      <text:p text:style-name="Standard">It offers advanced possibility to be used for checking non-wanted clients on the hub, or reacting to any user action – for example – by kicking, private messaging (a custom message or a content of a file), noticing OpChat, or simply answering in main chat.</text:p>
      <text:p text:style-name="Standard">Trigger commands which are recognized by the script:</text:p>
      <text:p text:style-name="Standard"/>
      <text:p text:style-name="P25"><text:span text:style-name="_3e__3e_Parancs">-chtrigs &lt;list/addtrig/rmtrig/addc/rmc/adda/rma/enable/settype&gt; [params]</text:span></text:p>
      <text:p text:style-name="P25"><text:span text:style-name="_3e__3e_Parancs"/></text:p>
      <text:p text:style-name="P25"><text:span text:style-name="_3e__3e_Parancs">-chtrigs list [all/tirgger_name]</text:span></text:p>
      <text:p text:style-name="P25"><text:span text:style-name="_3e__3e_Parancs">-chtrigs addtrig &lt;trigger_name&gt; [type] [interval]</text:span></text:p>
      <text:p text:style-name="P25"><text:span text:style-name="_3e__3e_Parancs">-chtrigs rmtrig &lt;trigger_name&gt;</text:span></text:p>
      <text:p text:style-name="P25"><text:span text:style-name="_3e__3e_Parancs">-chtrigs addc &lt;trigger_name&gt; &lt;variable&gt; &lt;condition&gt; &lt;value&gt;</text:span></text:p>
      <text:p text:style-name="P25"><text:soft-page-break/><text:span text:style-name="_3e__3e_Parancs">-chtrigs addcondition &lt;trigger_name&gt; &lt;variable&gt; &lt;condition&gt; &lt;value&gt;</text:span></text:p>
      <text:p text:style-name="P25"><text:span text:style-name="_3e__3e_Parancs">-chtrigs rmc &lt;trigger_name&gt; &lt;C_num/all&gt;</text:span></text:p>
      <text:p text:style-name="P25"><text:span text:style-name="_3e__3e_Parancs">-chtrigs rmcondition &lt;trigger_name&gt; &lt;C_num/all&gt;</text:span></text:p>
      <text:p text:style-name="P25"><text:span text:style-name="_3e__3e_Parancs">-chtrigs adda &lt;trigger_name&gt; &lt;action&gt; &lt;parameters&gt;</text:span></text:p>
      <text:p text:style-name="P25"><text:span text:style-name="_3e__3e_Parancs">-chtrigs addaction &lt;trigger_name&gt; &lt;action&gt; &lt;parameters&gt;</text:span></text:p>
      <text:p text:style-name="P25"><text:span text:style-name="_3e__3e_Parancs">-chtrigs rma &lt;trigger_name&gt; &lt;A_num/all&gt;</text:span></text:p>
      <text:p text:style-name="P25"><text:span text:style-name="_3e__3e_Parancs">-chtrigs rmaction &lt;trigger_name&gt; &lt;A_num/all&gt;</text:span></text:p>
      <text:p text:style-name="P25"><text:span text:style-name="_3e__3e_Parancs">-chtrigs enable &lt;trigger_name&gt; &lt;+/-&gt;</text:span></text:p>
      <text:p text:style-name="P25"><text:span text:style-name="_3e__3e_Parancs">-chtrigs settype &lt;trigger_name&gt; &lt;and/or&gt;</text:span></text:p>
      <text:p text:style-name="P25"><text:span text:style-name="_3e__3e_Parancs">-chtrigs setinterval &lt;trigger_name&gt; &lt;interval&gt;</text:span></text:p>
      <text:p text:style-name="P25"><text:span text:style-name="_3e__3e_Parancs">-chtrigs reset &lt;trigger_name&gt;</text:span></text:p>
      <text:p text:style-name="Standard"/>
      <text:p text:style-name="Standard">All of them are discussed in detail below.</text:p>
      <text:h text:style-name="Heading_20_3" text:outline-level="3">5.6.1 Listing triggers</text:h>
      <text:p text:style-name="P9">You can list the currently added triggers by using the <text:span text:style-name="_3e__3e_Parancs"><text:span text:style-name="T28">-chtrigs list [all/trigger_name]</text:span></text:span> command. If you don't specify the trigger's name, you'll get a table containing all of their names. It looks like this:</text:p>
      <text:p text:style-name="P9"/>
      <text:p text:style-name="P15">[08.58:11] &lt;[OP]FleetCommand&gt; -chtrigs list</text:p>
      <text:p text:style-name="P15">[08.58:12] &lt;Oxygene&gt; <text:s text:c="10"/>----------------------------------------------------------------------------------------------------------------------------</text:p>
      <text:p text:style-name="P15">[08.58:12] &lt;Oxygene&gt; <text:s text:c="10"/><text:span text:style-name="T11">[Enabled]</text:span> <text:span text:style-name="T12">(Cnt)</text:span> <text:span text:style-name="T13">Name</text:span></text:p>
      <text:p text:style-name="P15">[08.58:12] &lt;Oxygene&gt; <text:s text:c="10"/>[Conditions/Actions]</text:p>
      <text:p text:style-name="P15">[08.58:12] &lt;Oxygene&gt; <text:s text:c="10"/>----------------------------------------------------------------------------------------------------------------------------</text:p>
      <text:p text:style-name="P15">[08.58:12] &lt;Oxygene&gt; <text:s text:c="11"/><text:span text:style-name="T11">[+]</text:span> <text:span text:style-name="T12">(1)</text:span> <text:span text:style-name="T13">UserCount</text:span></text:p>
      <text:p text:style-name="P15">[08.58:12] &lt;Oxygene&gt; <text:s text:c="11"/><text:span text:style-name="T11">[-]</text:span> <text:span text:style-name="T12">(2) </text:span><text:span text:style-name="T13">Faq</text:span></text:p>
      <text:p text:style-name="P15">[08.58:12] &lt;Oxygene&gt; <text:s text:c="10"/>----------------------------------------------------------------------------------------------------------------------------</text:p>
      <text:p text:style-name="P15">[08.58:12] &lt;Oxygene&gt; <text:s text:c="10"/>Total: 2 (of 2) triggers listed</text:p>
      <text:p text:style-name="P15">[08.58:12] &lt;Oxygene&gt; <text:s text:c="10"/>----------------------------------------------------------------------------------------------------------------------------</text:p>
      <text:p text:style-name="P15">[08.58:12] &lt;Oxygene&gt; <text:s text:c="10"/>Note: Use -chtrigs list all command to list all triggers detailed, or -chtrigs list &lt;trigger_name&gt; to see a specified trigger</text:p>
      <text:p text:style-name="P15">[08.58:12] &lt;Oxygene&gt; <text:s text:c="10"/>----------------------------------------------------------------------------------------------------------------------------</text:p>
      <text:p text:style-name="P15">[08.58:12] &lt;Oxygene&gt; OK</text:p>
      <text:p text:style-name="P9"/>
      <text:p text:style-name="P9">You can see two triggers in the above example. If you want to see what the triggers do, you should list them individually (<text:span text:style-name="_3e__3e_Parancs"><text:span text:style-name="T28">-chtrigs list UserCoun</text:span></text:span><text:span text:style-name="_3e__3e_Parancs">t</text:span> for example) or you can list all triggers detailed by one command (using <text:span text:style-name="_3e__3e_Parancs"><text:span text:style-name="T28">-chtrigs list all</text:span></text:span>). To see the UserCount trigger, you should try the following command:</text:p>
      <text:p text:style-name="P9"/>
      <text:p text:style-name="P13">[09:09:00] &lt;[OP]FleetCommand&gt; -chtrigs list UserCount</text:p>
      <text:p text:style-name="P13">[09:09:01] &lt;Oxygene&gt; <text:s text:c="10"/>----------------------------------------------------------------------------------------------------------------------------</text:p>
      <text:p text:style-name="P13">[09:09:01] &lt;Oxygene&gt; <text:s text:c="10"/><text:span text:style-name="T11">[Enabled]</text:span> <text:span text:style-name="T12">(Cnt)</text:span> <text:span text:style-name="T13">Name</text:span></text:p>
      <text:p text:style-name="P13">[09:09:01] &lt;Oxygene&gt; <text:s text:c="10"/>[Conditions/Actions]</text:p>
      <text:p text:style-name="P13">[09:09:01] &lt;Oxygene&gt; <text:s text:c="10"/>----------------------------------------------------------------------------------------------------------------------------</text:p>
      <text:p text:style-name="P13">[09:09:01] &lt;Oxygene&gt; <text:s text:c="11"/><text:span text:style-name="T11">[+]</text:span> <text:span text:style-name="T12">(1)</text:span> <text:span text:style-name="T13">UserCount</text:span></text:p>
      <text:p text:style-name="P13">[09:09:01] &lt;Oxygene&gt; <text:s text:c="11"/>[C1] user is op</text:p>
      <text:p text:style-name="P13">[09:09:01] &lt;Oxygene&gt; <text:s text:c="11"/>[C2] %[chat] is -usercount</text:p>
      <text:p text:style-name="P13">[09:09:01] &lt;Oxygene&gt; <text:s text:c="11"/>[A1] mainchat: oxygene.lua %[version]: %[usercount] users (%[opcount] operators)</text:p>
      <text:p text:style-name="P13">[09:09:01] &lt;Oxygene&gt; <text:s text:c="16"/>C: 2, A: 1, <text:span text:style-name="T14">T: and</text:span><text:span text:style-name="T15">, </text:span><text:span text:style-name="T16">Interval: 0</text:span><text:span text:style-name="T15">, Activated 9 times since 07. 09. 2006. - 10:46:06</text:span></text:p>
      <text:p text:style-name="P13">[09:09:01] &lt;Oxygene&gt; <text:s text:c="10"/>----------------------------------------------------------------------------------------------------------------------------</text:p>
      <text:p text:style-name="P13">[09:09:01] &lt;Oxygene&gt; <text:s text:c="10"/>Total: 1 (of 2) triggers listed</text:p>
      <text:p text:style-name="P13">[09:09:01] &lt;Oxygene&gt; <text:s text:c="10"/>----------------------------------------------------------------------------------------------------------------------------</text:p>
      <text:p text:style-name="P13">[09:09:01] &lt;Oxygene&gt; OK</text:p>
      <text:p text:style-name="P9"/>
      <text:p text:style-name="P9">The trigger names are highlighted with <text:span text:style-name="T13">blue</text:span>. The <text:span text:style-name="T11">[+]</text:span> and <text:span text:style-name="T11">[-]</text:span> signs before them indicates whether they are enabled or disabled. A trigger consists of conditions (marked with [C1], [C2], ...) <text:s/>and actions ([A1], [A2], ...). If the trigger's type (<text:span text:style-name="T14">T:</text:span>) is “<text:span text:style-name="T14">and-trigger</text:span>” and <text:span text:style-name="T3">all</text:span> conditions are met (and the trigger is enabled), the script executes the actions for that trigger. If it's an “<text:span text:style-name="T14">or-trigger</text:span>” then the actions are executed if <text:span text:style-name="T3">any</text:span> of the conditions met. If you have the UserCount trigger, as in the <text:soft-page-break/>example above, you can execute it if you are an operator (Condition2: user is op) and enter the <text:span text:style-name="T6">-usercount</text:span> command to main chat (Condition1: %[chat] is -usercount):</text:p>
      <text:p text:style-name="P9"/>
      <text:p text:style-name="P28"><text:span text:style-name="T17">[19:58:36]</text:span><text:span text:style-name="T18"> </text:span><text:span text:style-name="T19">&lt;</text:span><text:span text:style-name="T20">[OP]FleetCommand</text:span><text:span text:style-name="T19">&gt;</text:span><text:span text:style-name="T18"> -usercount</text:span><text:span text:style-name="T21"> <text:line-break/></text:span><text:span text:style-name="T17">[19:58:36]</text:span><text:span text:style-name="T21"> </text:span><text:span text:style-name="T19">&lt;</text:span><text:span text:style-name="T20">Oxygene</text:span><text:span text:style-name="T19">&gt;</text:span><text:span text:style-name="T21"> oxygene.lua 1.5a: 4108 users (9 operators)</text:span><text:span text:style-name="T22"> </text:span></text:p>
      <text:p text:style-name="Standard"/>
      <text:p text:style-name="Standard">It works this simply :) As you can see, variables like %[usercount] can be used. Discussed later. You can also see the <text:span text:style-name="T16">Interval</text:span> property in the trigger's detailed view. That tells you how much time (in seconds) must be spent between two execution of the trigger. It's useful if the trigger is intended to do main chat actions and you want to limit the number of answers. For example, if you make a trigger which posts some URL to the main chat, you may want to set it to 60 or 120 seconds, so the users can't play with the bot. This also can protect the hub against flooding.</text:p>
      <text:h text:style-name="Heading_20_3" text:outline-level="3">5.6.2 Enabling/Disabling triggers</text:h>
      <text:h text:style-name="Heading_20_4" text:outline-level="4">Enabling/Disabling all triggers at once</text:h>
      <text:p text:style-name="P9">You can enable/disable all triggers generally by setting the triggers config value using the <text:span text:style-name="_3e__3e_Parancs"><text:span text:style-name="T28">-chset</text:span></text:span> command (see 5.3). If you want to enable the triggers, just say <text:span text:style-name="_3e__3e_Parancs"><text:span text:style-name="T28">-chset triggers 1</text:span></text:span>, if you want to disable them, use the <text:span text:style-name="_3e__3e_Parancs"><text:span text:style-name="T28">-chset triggers 0</text:span></text:span> command to private chat. You can check the current state by using the <text:span text:style-name="_3e__3e_Parancs"><text:span text:style-name="T28">-chgetconfig</text:span></text:span> command. See 5.3 for more details. Note that this won't enable the triggers which are disabled individually, just enables the trigger processing itself.</text:p>
      <text:h text:style-name="Heading_20_4" text:outline-level="4">Enabling/Disabling triggers one by one</text:h>
      <text:p text:style-name="P9">You can enable/disable triggers one by one if you want. Use the <text:span text:style-name="_3e__3e_Parancs"><text:span text:style-name="T28">-chtrigs enable &lt;trigger_name&gt; &lt;+/-&gt;</text:span></text:span> command for that. If you want to enable the trigger “Faq” mentioned in the 5.6.1 example, then you can do it with the <text:span text:style-name="_3e__3e_Parancs"><text:span text:style-name="T28">-chtrigs enable Faq +</text:span></text:span> command.</text:p>
      <text:p text:style-name="Standard"/>
      <text:h text:style-name="Heading_20_3" text:outline-level="3">5.6.3 Adding a new trigger, condition and action</text:h>
      <text:p text:style-name="P9">Adding and setting up a trigger consist of three steps. First, you have to add the trigger itself. Then you have to add the conditions and actions. When you're ready, just simply enable the trigger using the <text:span text:style-name="_3e__3e_Parancs"><text:span text:style-name="T28">-chtrigs enable</text:span></text:span> command, because all trigger is disabled by default to avoid non-wanted reactions while it's not set up correctly. We'll set up the UserCount trigger through the following example.</text:p>
      <text:h text:style-name="Heading_20_4" text:outline-level="4">Adding a trigger</text:h>
      <text:p text:style-name="P9">To add a trigger, you should use the <text:span text:style-name="_3e__3e_Parancs"><text:span text:style-name="T28">-chtrigs addtrig &lt;trigger_name&gt; [type] [interval]</text:span></text:span> command, where the name of the trigger can't contains spaces. The <text:span text:style-name="_3e__3e_Parancs"><text:span text:style-name="T28">[type]</text:span></text:span> parameter is optional. It specifies whether the trigger should be an “or-trigger” or an “and-trigger”. Possible values: <text:span text:style-name="_3e__3e_Parancs"><text:span text:style-name="T28">and</text:span></text:span>, <text:span text:style-name="_3e__3e_Parancs"><text:span text:style-name="T28">or</text:span></text:span>. If not given, <text:span text:style-name="_3e__3e_Parancs"><text:span text:style-name="T28">and</text:span></text:span> is applied. The<text:span text:style-name="T3"> </text:span><text:span text:style-name="_3e__3e_Parancs"><text:span text:style-name="T28">[interval]</text:span></text:span> is also optional, it sets the minimum time in seconds between two execution of the trigger (recommended to use it if the trigger posts messages to main chat). Example:</text:p>
      <text:p text:style-name="P9"/>
      <text:p text:style-name="P13">[08:52:00] &lt;[OP]FleetCommand&gt; -chtrigs addtrig UserCount and</text:p>
      <text:p text:style-name="P13">[08:52:00] &lt;Oxygene&gt; "UserCount" added. Use -chtrigs addc or -chtrigs addcondition to add a condition then -chtrigs adda or -chtrigs addaction to add an action to it.</text:p>
      <text:p text:style-name="P13">[08:52:00] &lt;Oxygene&gt; OK</text:p>
      <text:h text:style-name="Heading_20_4" text:outline-level="4">Adding a condition</text:h>
      <text:p text:style-name="P9">Now we have an empty trigger, which can do nothing. To make it do something, we have to add <text:soft-page-break/>some condition using the <text:span text:style-name="_3e__3e_Parancs"><text:span text:style-name="T28">-chtrigs addcondition</text:span></text:span><text:span text:style-name="T28"><text:note text:id="ftn2" text:note-class="footnote"><text:note-citation>2</text:note-citation><text:note-body><text:p text:style-name="Footnote">A shorter version of this command is: -chtrigs addc</text:p></text:note-body></text:note></text:span><text:span text:style-name="_3e__3e_Parancs"><text:span text:style-name="T28"> &lt;trigger_name&gt; &lt;variable&gt; &lt;condition&gt; &lt;value&gt;</text:span></text:span> command, where <text:span text:style-name="_3e__3e_Parancs"><text:span text:style-name="T28">&lt;trigger_name&gt;</text:span></text:span> is the name of the trigger which you want to add the condition to. The condition is built from the remaining three parameters. The possible values for the last three parameters are:</text:p>
      <table:table table:name="ConditionTable" table:style-name="ConditionTable">
        <table:table-column table:style-name="ConditionTable.A"/>
        <table:table-column table:style-name="ConditionTable.B"/>
        <table:table-column table:style-name="ConditionTable.C"/>
        <table:table-column table:style-name="ConditionTable.D"/>
        <table:table-header-rows>
          <table:table-row>
            <table:table-cell table:style-name="ConditionTable.A1" office:value-type="string">
              <text:p text:style-name="P39">Possible &lt;variables&gt;</text:p>
            </table:table-cell>
            <table:table-cell table:style-name="ConditionTable.A1" office:value-type="string">
              <text:p text:style-name="P40">Possible &lt;conditions&gt;</text:p>
            </table:table-cell>
            <table:table-cell table:style-name="ConditionTable.A1" office:value-type="string">
              <text:p text:style-name="P40">Possible &lt;values&gt;</text:p>
            </table:table-cell>
            <table:table-cell table:style-name="ConditionTable.D1" office:value-type="string">
              <text:p text:style-name="P40">Trigger won't be activated by<text:note text:id="ftn3" text:note-class="footnote"><text:note-citation>3</text:note-citation><text:note-body><text:p text:style-name="Footnote">INF = incoming userinfo, MSG = main chat message, Timer = timer</text:p></text:note-body></text:note></text:p>
            </table:table-cell>
          </table:table-row>
        </table:table-header-rows>
        <table:table-row>
          <table:table-cell table:style-name="ConditionTable.A2" table:number-columns-spanned="4" office:value-type="string">
            <text:p text:style-name="Table_20_Heading">Regular variables and values</text:p>
          </table:table-cell>
          <table:covered-table-cell/>
          <table:covered-table-cell/>
          <table:covered-table-cell/>
        </table:table-row>
        <table:table-row table:style-name="ConditionTable.3">
          <table:table-cell>
            <table:table table:is-sub-table="true">
              <table:table-column table:style-name="ConditionTable.A"/>
              <table:table-row table:style-name="ConditionTable.A3.1">
                <table:table-cell table:style-name="ConditionTable.A3.1.1" office:value-type="string">
                  <text:p text:style-name="P42">%[userNI], %[userNIshort], <text:s/>%[userDE], <text:s/>%[userEM], %[client_type], %[tagM], %[tagVE], %[connection], %[userSSshort]</text:p>
                </table:table-cell>
              </table:table-row>
              <table:table-row table:style-name="ConditionTable.A3.1">
                <table:table-cell table:style-name="ConditionTable.A3.1.1" office:value-type="string">
                  <text:p text:style-name="P42">%[chat]</text:p>
                </table:table-cell>
              </table:table-row>
              <table:table-row table:style-name="ConditionTable.A3.1">
                <table:table-cell table:style-name="ConditionTable.A3.1.1" office:value-type="string">
                  <text:p text:style-name="P42">%[date], %[time], %[fulldate]</text:p>
                </table:table-cell>
              </table:table-row>
              <table:table-row table:style-name="ConditionTable.A3.1">
                <table:table-cell table:style-name="ConditionTable.A3.1.1" office:value-type="string">
                  <text:p text:style-name="P42">%[myNI], %[mySID], %[myCID], %[version], %[usercount], %[opcount]</text:p>
                </table:table-cell>
              </table:table-row>
            </table:table>
          </table:table-cell>
          <table:table-cell table:style-name="ConditionTable.A3.1.1" office:value-type="string">
            <text:p text:style-name="P42">is, isnot, contains, ncontains, similar_to, nsimilar_to, begins_with, nbegins_with, ends_with, nends_with</text:p>
          </table:table-cell>
          <table:table-cell table:style-name="ConditionTable.C3" office:value-type="string">
            <text:p text:style-name="P42">&lt;any string value&gt;</text:p>
          </table:table-cell>
          <table:table-cell>
            <table:table table:is-sub-table="true">
              <table:table-column table:style-name="ConditionTable.D"/>
              <table:table-row table:style-name="ConditionTable.D3.1">
                <table:table-cell table:style-name="ConditionTable.D3.1.1" office:value-type="string">
                  <text:p text:style-name="P43">Timer, if any present;<text:line-break/>INF if all is missing (along with %[tagV]...);</text:p>
                </table:table-cell>
              </table:table-row>
              <table:table-row table:style-name="ConditionTable.D3.2">
                <table:table-cell table:style-name="ConditionTable.D3.1.1" office:value-type="string">
                  <text:p text:style-name="P43">INF, Timer if present;<text:line-break/>MSG if missing</text:p>
                </table:table-cell>
              </table:table-row>
              <table:table-row table:style-name="ConditionTable.D3.3">
                <table:table-cell table:style-name="ConditionTable.D3.1.1" office:value-type="string">
                  <text:p text:style-name="P43">Timer if missing (along with %[hour], %[min], %[sec])</text:p>
                </table:table-cell>
              </table:table-row>
              <table:table-row table:style-name="ConditionTable.D3.4">
                <table:table-cell table:style-name="ConditionTable.D3.1.1" office:value-type="string">
                  <text:p text:style-name="P43">No limit</text:p>
                </table:table-cell>
              </table:table-row>
            </table:table>
          </table:table-cell>
        </table:table-row>
        <table:table-row>
          <table:table-cell>
            <table:table table:is-sub-table="true">
              <table:table-column table:style-name="ConditionTable.A"/>
              <table:table-row table:style-name="ConditionTable.A4.1">
                <table:table-cell table:style-name="ConditionTable.A3.1.1" office:value-type="string">
                  <text:p text:style-name="P42">%[tagV], %[tagHN], %[tagHR], %[tagHO], %[tagSL], %[tagO], %[tagB], %[userSS], %[upBW], %[downBW], %[points], %[pointsint]</text:p>
                </table:table-cell>
              </table:table-row>
              <table:table-row table:style-name="ConditionTable.A4.1">
                <table:table-cell table:style-name="ConditionTable.A3.1.1" office:value-type="string">
                  <text:p text:style-name="P42">%[hour], %[min], %[sec]</text:p>
                </table:table-cell>
              </table:table-row>
            </table:table>
          </table:table-cell>
          <table:table-cell table:style-name="ConditionTable.B4" office:value-type="string">
            <text:p text:style-name="P42">==, ~=, &lt;, &lt;=, &gt;, &gt;=, between, outof<text:note text:id="ftn4" text:note-class="footnote"><text:note-citation>4</text:note-citation><text:note-body><text:p text:style-name="Footnote">The old version of the script used “smaller_than”, “larger_than”, etc. conditions. The old triggers still work with this version, the only restriction that you have to use the new syntax when you add a new trigger/condition.</text:p></text:note-body></text:note></text:p>
          </table:table-cell>
          <table:table-cell table:style-name="ConditionTable.B4" office:value-type="string">
            <text:p text:style-name="P42">&lt;any num value&gt;, &lt;min&gt;-&lt;max&gt; for a “between” and “outof” <text:s/>condition</text:p>
          </table:table-cell>
          <table:table-cell>
            <table:table table:is-sub-table="true">
              <table:table-column table:style-name="ConditionTable.D"/>
              <table:table-row table:style-name="ConditionTable.D3.1">
                <table:table-cell table:style-name="ConditionTable.D3.1.1" office:value-type="string">
                  <text:p text:style-name="P43">Timer if any present;<text:line-break/>INF if all is missing (along with %[userNI], etc..)</text:p>
                </table:table-cell>
              </table:table-row>
              <table:table-row table:style-name="ConditionTable.A4.1">
                <table:table-cell table:style-name="ConditionTable.D3.1.1" office:value-type="string">
                  <text:p text:style-name="P43">Timer if missing (along with %[date], %[time], %[fulldate])</text:p>
                </table:table-cell>
              </table:table-row>
            </table:table>
          </table:table-cell>
        </table:table-row>
        <table:table-row>
          <table:table-cell table:style-name="ConditionTable.A2" table:number-columns-spanned="4" office:value-type="string">
            <text:p text:style-name="P41">Special variables and values</text:p>
          </table:table-cell>
          <table:covered-table-cell/>
          <table:covered-table-cell/>
          <table:covered-table-cell/>
        </table:table-row>
        <table:table-row>
          <table:table-cell table:style-name="ConditionTable.B4" office:value-type="string">
            <text:p text:style-name="P42">user</text:p>
          </table:table-cell>
          <table:table-cell table:style-name="ConditionTable.B4" office:value-type="string">
            <text:p text:style-name="P42">is, isnot</text:p>
          </table:table-cell>
          <table:table-cell table:style-name="ConditionTable.B4" office:value-type="string">
            <text:p text:style-name="P42">op</text:p>
          </table:table-cell>
          <table:table-cell table:style-name="ConditionTable.A2" office:value-type="string">
            <text:p text:style-name="P43">Timer if present</text:p>
          </table:table-cell>
        </table:table-row>
      </table:table>
      <text:p text:style-name="P9"/>
      <text:p text:style-name="Standard">The <text:span text:style-name="_3e__3e_Parancs"><text:span text:style-name="T28">&lt;variable&gt;</text:span></text:span> must be chosen from the first column, then a condition follows from the second one, and finally you should provide a value. For example: <text:span text:style-name="T3">%[chat] is hello world!</text:span></text:p>
      <text:p text:style-name="P10"/>
      <text:p text:style-name="Marked_20_paragraph">You can find the meaning of all regular variables in <text:a xlink:type="simple" xlink:href="#AppendixA"><text:span text:style-name="T3">Appendix A</text:span></text:a><text:span text:style-name="T3">.</text:span></text:p>
      <text:p text:style-name="Standard"/>
      <text:p text:style-name="Standard">Regular conditions for numeric variables:</text:p>
      <text:list text:style-name="L4">
        <text:list-item>
          <text:p text:style-name="P93"><text:span text:style-name="T3">==</text:span>: (that is, a double equal mark) means equal; example: <text:span text:style-name="T3">%[tagV] == 0.674</text:span></text:p>
        </text:list-item>
        <text:list-item>
          <text:p text:style-name="P93"><text:span text:style-name="T3">~=:</text:span> not equal; example: <text:span text:style-name="T3">%[hour] ~= 11</text:span></text:p>
        </text:list-item>
        <text:list-item>
          <text:p text:style-name="P93"><text:span text:style-name="T3">&lt;, &lt;=, &gt;, &gt;=:</text:span> quite obvious; example: <text:span text:style-name="T3">%[userSS] &gt; 1000000000</text:span></text:p>
        </text:list-item>
        <text:list-item>
          <text:p text:style-name="P93"><text:span text:style-name="T3">between</text:span>: matches if the content of the variable is between the two given values (boundaries also matches); example: <text:span text:style-name="T3">%[min] between 10-15</text:span></text:p>
        </text:list-item>
        <text:list-item>
          <text:p text:style-name="P93"><text:span text:style-name="T3">outof:</text:span> the opposite of the between condition. The boundaries don't match; example: <text:span text:style-name="T3">%[hour] outof <text:s/>20-04</text:span></text:p>
        </text:list-item>
      </text:list>
      <text:p text:style-name="P10"/>
      <text:p text:style-name="P20"><text:soft-page-break/>Regular conditions for string variables:</text:p>
      <text:list text:style-name="L5">
        <text:list-item>
          <text:p text:style-name="P98"><text:span text:style-name="T3">is, isnot</text:span>: plain text match; true, if the <text:span text:style-name="T3">&lt;variable&gt;</text:span> is the same, as your condition (or differs, for <text:span text:style-name="T3">isnot</text:span>)</text:p>
        </text:list-item>
        <text:list-item>
          <text:p text:style-name="P98"><text:span text:style-name="T3">contains:</text:span> partial plain text match; true if the <text:span text:style-name="T3">&lt;variable&gt;</text:span> contains your condition (<text:span text:style-name="T3">ncontains</text:span> would be true if it doesn't contain it)</text:p>
        </text:list-item>
        <text:list-item>
          <text:p text:style-name="P98"><text:span text:style-name="T3">begins_with, ends_with:</text:span> plain text match; true if the <text:span text:style-name="T3">&lt;variable&gt;</text:span> begins/ends with your condition (<text:span text:style-name="T3">nbegins_with, nends_with</text:span> would be true if the beginning/end of text don't match your condition)</text:p>
        </text:list-item>
        <text:list-item>
          <text:p text:style-name="P101"><text:span text:style-name="T3">similar_to, nsimilar_to:</text:span><text:span text:style-name="T8"> regex match; true if your condition (a search pattern) matches (or doesn't match for nsimilar_to) to the content of the variable</text:span></text:p>
        </text:list-item>
      </text:list>
      <text:p text:style-name="P20"/>
      <text:p text:style-name="Marked_20_paragraph">The string comparison is case-sensitive if you set the <text:span text:style-name="T3">trigcase</text:span> config variable to other than 0. See 5.3.</text:p>
      <text:p text:style-name="P26"/>
      <text:p text:style-name="Marked_20_paragraph">The value also can include any regular variable. For example: %[upBW] &gt; %[downBW]; See <text:a xlink:type="simple" xlink:href="#AppendixA"><text:span text:style-name="T3">Appendix A</text:span></text:a> for the meaning of the variables.</text:p>
      <text:p text:style-name="P26"/>
      <text:p text:style-name="P26">Special conditions and values:</text:p>
      <text:list text:style-name="L6">
        <text:list-item>
          <text:p text:style-name="P74"><text:span text:style-name="T3">user is op</text:span> is true when the user has operator rights on the hub.</text:p>
        </text:list-item>
      </text:list>
      <text:p text:style-name="P26"/>
      <text:p text:style-name="P26">Example:</text:p>
      <text:p text:style-name="P26">For our previous UserCount trigger, we should set two conditions. We'll set it to answer only for operators, and we will set the command. For this, we should use the following two commands:</text:p>
      <text:p text:style-name="P26"/>
      <text:p text:style-name="P27">[09:05:17] &lt;[OP]FleetCommand&gt; -chtrigs addcondition UserCount user is op</text:p>
      <text:p text:style-name="P27">[09:05:18] &lt;Oxygene&gt; OK</text:p>
      <text:p text:style-name="P27">[09:05:29] &lt;[OP]FleetCommand&gt; -chtrigs addcondition UserCount %[chat] is -usercount</text:p>
      <text:p text:style-name="P27">[09:05:29] &lt;Oxygene&gt; OK</text:p>
      <text:h text:style-name="Heading_20_4" text:outline-level="4">Adding an action</text:h>
      <text:p text:style-name="P9">Now we have conditions, but what our trigger's gonna doing? At this moment, it can do nothing usable. So we should set at least one action what should be executed when all the conditions are met. For this, we use the <text:span text:style-name="T6">-chtrigs addaction</text:span><text:span text:style-name="T7"><text:note text:id="ftn5" text:note-class="footnote"><text:note-citation>5</text:note-citation><text:note-body><text:p text:style-name="Footnote">A shorter version of this command is: -chtrigs adda</text:p></text:note-body></text:note></text:span><text:span text:style-name="T6"> &lt;trigger_name&gt; &lt;action&gt; &lt;parameter&gt;</text:span> command. <text:span text:style-name="T6">&lt;trigger_name&gt;</text:span> is simply means the name of the trigger we would like to add the action to. The parameter <text:span text:style-name="T6">&lt;action&gt;</text:span> and <text:span text:style-name="T6">&lt;parameter&gt;</text:span> tell the trigger what to do exactly.</text:p>
      <text:p text:style-name="P9">The possible actions are:</text:p>
      <table:table table:name="ActionTable" table:style-name="ActionTable">
        <table:table-column table:style-name="ActionTable.A"/>
        <table:table-column table:style-name="ActionTable.B"/>
        <table:table-header-rows>
          <table:table-row>
            <table:table-cell table:style-name="ActionTable.A1" office:value-type="string">
              <text:p text:style-name="Table_20_Heading">&lt;action&gt;</text:p>
            </table:table-cell>
            <table:table-cell table:style-name="ActionTable.B1" office:value-type="string">
              <text:p text:style-name="Table_20_Heading"><text:s/>&lt;parameter&gt;</text:p>
            </table:table-cell>
          </table:table-row>
        </table:table-header-rows>
        <table:table-row>
          <table:table-cell table:style-name="ActionTable.A2" office:value-type="string">
            <text:p text:style-name="Table_20_Contents">kick</text:p>
          </table:table-cell>
          <table:table-cell table:style-name="ActionTable.B2" office:value-type="string">
            <text:p text:style-name="Table_20_Contents">&lt;kick reason&gt;</text:p>
          </table:table-cell>
        </table:table-row>
        <table:table-row>
          <table:table-cell table:style-name="ActionTable.A2" office:value-type="string">
            <text:p text:style-name="Table_20_Contents">redirect</text:p>
          </table:table-cell>
          <table:table-cell table:style-name="ActionTable.B2" office:value-type="string">
            <text:p text:style-name="Table_20_Contents">&lt;new hub&gt; &lt;reason&gt;</text:p>
          </table:table-cell>
        </table:table-row>
        <table:table-row>
          <table:table-cell table:style-name="ActionTable.A2" office:value-type="string">
            <text:p text:style-name="P42">command</text:p>
          </table:table-cell>
          <table:table-cell table:style-name="ActionTable.B2" office:value-type="string">
            <text:p text:style-name="P42">&lt;command to execute&gt;</text:p>
          </table:table-cell>
        </table:table-row>
        <table:table-row>
          <table:table-cell table:style-name="ActionTable.A2" office:value-type="string">
            <text:p text:style-name="P42">mainchat</text:p>
          </table:table-cell>
          <table:table-cell table:style-name="ActionTable.B2" office:value-type="string">
            <text:p text:style-name="P42">&lt;mainchat message&gt;</text:p>
          </table:table-cell>
        </table:table-row>
        <table:table-row>
          <table:table-cell table:style-name="ActionTable.A2" office:value-type="string">
            <text:p text:style-name="P42">mainchatfile</text:p>
          </table:table-cell>
          <table:table-cell table:style-name="ActionTable.B2" office:value-type="string">
            <text:p text:style-name="P42">&lt;filename, relative to the application path&gt;</text:p>
          </table:table-cell>
        </table:table-row>
        <table:table-row>
          <table:table-cell table:style-name="ActionTable.A2" office:value-type="string">
            <text:p text:style-name="P42">pm</text:p>
          </table:table-cell>
          <table:table-cell table:style-name="ActionTable.B2" office:value-type="string">
            <text:p text:style-name="P42">&lt;private message&gt;</text:p>
          </table:table-cell>
        </table:table-row>
        <table:table-row table:style-name="ActionTable.8">
          <table:table-cell table:style-name="ActionTable.A2" office:value-type="string">
            <text:p text:style-name="P42">pmfile</text:p>
          </table:table-cell>
          <table:table-cell table:style-name="ActionTable.B2" office:value-type="string">
            <text:p text:style-name="P42">&lt;filename, relative to the application path&gt;</text:p>
          </table:table-cell>
        </table:table-row>
        <table:table-row>
          <table:table-cell table:style-name="ActionTable.A2" office:value-type="string">
            <text:p text:style-name="P42">rxmainchat/rxpm/rxopchat</text:p>
          </table:table-cell>
          <table:table-cell table:style-name="ActionTable.B2" office:value-type="string">
            <text:p text:style-name="P42">"&lt;Txt&gt;"; "&lt;SearchPattern&gt;"; "&lt;ReplaceString&gt;"</text:p>
          </table:table-cell>
        </table:table-row>
        <table:table-row>
          <table:table-cell table:style-name="ActionTable.A2" office:value-type="string">
            <text:p text:style-name="P42">opchat</text:p>
          </table:table-cell>
          <table:table-cell table:style-name="ActionTable.B2" office:value-type="string">
            <text:p text:style-name="P42">&lt;the message to OpChat&gt;</text:p>
          </table:table-cell>
        </table:table-row>
      </table:table>
      <text:p text:style-name="P9"><text:soft-page-break/></text:p>
      <text:p text:style-name="Standard">Explanation of actions:</text:p>
      <text:list text:style-name="L7">
        <text:list-item>
          <text:p text:style-name="P83"><text:span text:style-name="T3">kick</text:span> kicks the user, using the current kick-profile.</text:p>
        </text:list-item>
        <text:list-item>
          <text:p text:style-name="P83"><text:span text:style-name="T3">redirect</text:span> will redirect the user to the given hub with the provided message.</text:p>
        </text:list-item>
        <text:list-item>
          <text:p text:style-name="P83"><text:span text:style-name="T3">command</text:span> will execute any command which the script can parse (for example: “-chcheckhub 200”). The status messages will be posted to OpChat (if set in config)</text:p>
        </text:list-item>
        <text:list-item>
          <text:p text:style-name="P83">The <text:span text:style-name="T3">mainchat</text:span> and <text:span text:style-name="T3">pm</text:span> actions send a message to main chat or to the user in pm.</text:p>
        </text:list-item>
        <text:list-item>
          <text:p text:style-name="P83"><text:span text:style-name="T3">pmfile</text:span> sends the content of a file in pm (like the help file).</text:p>
        </text:list-item>
        <text:list-item>
          <text:p text:style-name="P83"><text:span text:style-name="T3">mainchatfile</text:span> sends the content of a file to the hub mainchat</text:p>
        </text:list-item>
        <text:list-item>
          <text:p text:style-name="P83"><text:span text:style-name="T3">opchat</text:span> action sends a message to the OpChat. OpChat's nick can be set with the OpChat config variable by using the <text:span text:style-name="T4">-chset</text:span> command (see 5.3.).</text:p>
        </text:list-item>
        <text:list-item>
          <text:p text:style-name="P83"><text:span text:style-name="T3">rxmainchat</text:span> sends message to mainchat (like <text:span text:style-name="T3">mainchat</text:span> action) with the difference it can use regexes to modify the original message (mostly the original chat message). It needs three parameters, all of them in quotes, followed by a “;”. The first parameter is the text to modify. The second is the Search pattern, then, the third is the Replace String. It replaces the matches according to the provided rules. For example you can add an action like this: “%[chat]”; “.*give me an? (.*)”; “Hi %%[userNIshort], do you really need a %1?”. Notice that you have to use double percent-marks in ReplaceString, because % has a special meaning there.</text:p>
        </text:list-item>
        <text:list-item>
          <text:p text:style-name="P83"><text:span text:style-name="T3">rxpm</text:span> sends a pm using regexes. See <text:span text:style-name="T3">rxmainchat</text:span> for more details.</text:p>
        </text:list-item>
        <text:list-item>
          <text:p text:style-name="P83"><text:span text:style-name="T3">rxopchat</text:span> sends a message to the OpChat using regexes. See <text:span text:style-name="T3">rxmainchat</text:span> for more details.</text:p>
        </text:list-item>
      </text:list>
      <text:p text:style-name="Standard"/>
      <text:p text:style-name="Marked_20_paragraph">The parameters and even the files can include regular variables. For example: <text:span text:style-name="T3">mainchat Hi %[userNIshort], you have %[userSS] Bytes in your share!</text:span> See <text:a xlink:type="simple" xlink:href="#AppendixA"><text:span text:style-name="T3">Appendix A</text:span></text:a> for the meaning of the variables.</text:p>
      <text:p text:style-name="P9"/>
      <text:p text:style-name="Standard">So now, we add the action to our UserCount trigger:</text:p>
      <text:p text:style-name="Standard"/>
      <text:p text:style-name="P11">[17:53:23] &lt;[OP]FleetCommand&gt; -chtrigs addaction UserCount mainchat oxygene.lua %[version]: %[usercount] users (%[opcount] operators)</text:p>
      <text:p text:style-name="P11">[17:53:24] &lt;Oxygene&gt; OK</text:p>
      <text:p text:style-name="Standard"/>
      <text:p text:style-name="P9">We are ready. But remember, all triggers are disabled by default. So the only thing we need to do is to enable the trigger using the following command:</text:p>
      <text:p text:style-name="Standard"/>
      <text:p text:style-name="P11">[17:54:29] &lt;[OP]FleetCommand&gt; -chtrigs enable UserCount +</text:p>
      <text:p text:style-name="P11">[17:54:30] &lt;Oxygene&gt; OK</text:p>
      <text:p text:style-name="Standard"/>
      <text:h text:style-name="Heading_20_3" text:outline-level="3">5.6.4 Modifying trigger type</text:h>
      <text:p text:style-name="P9">Although you could decide whether to create an or-trigger or an and-trigger when running the <text:span text:style-name="T6">-chtrigs add</text:span> command, but sometimes you can change your mind later. This is what <text:span text:style-name="T6">-chtrigs settype</text:span> command's for. It changes the type of the trigger. You have to provide the name of the trigger as first parameter, and the desired type as second one. For example, if you have a trigger “Antiadv” and you want to change its type to an “or-trigger”, you could simply use the <text:span text:style-name="T6">-chtrigs settype Antiadv or</text:span> command.</text:p>
      <text:p text:style-name="P9"/>
      <text:h text:style-name="Heading_20_3" text:outline-level="3">5.6.5 Modifying the minimal execution frequency</text:h>
      <text:p text:style-name="P9">The Interval property of the trigger (see 5.6.1) tells the program the minimal time interval between two execution of the trigger in seconds. If it's set to 0, then there's no limit in the execution frequency. You can modify it using the -chtrigs setinterval &lt;trigger_name&gt; &lt;interval&gt; command. The first parameter is the name of the trigger, the second parameter provides the interval.</text:p>
      <text:p text:style-name="P9"><text:soft-page-break/>For example, if you have a <text:span text:style-name="T3">Hublist</text:span> trigger, you can set the minimal execution frequency to 2 minutes using the <text:span text:style-name="T3">-chtrigs setinterval Hublist 120</text:span> command.</text:p>
      <text:p text:style-name="P9"/>
      <text:p text:style-name="Marked_20_paragraph">Note that program ignores the Interval property if the trigger is activated by an operator. This means that an operator can execute the script as often as (s)he likes.</text:p>
      <text:h text:style-name="Heading_20_3" text:outline-level="3">5.6.6 Reset trigger execution counter</text:h>
      <text:p text:style-name="Text_20_body"/>
      <text:h text:style-name="Heading_20_3" text:outline-level="3">5.6.7 Removing a trigger</text:h>
      <text:p text:style-name="P9">You can simply remove a trigger by using the <text:span text:style-name="T6">-chtrigs rmtrig &lt;trigger_name&gt;</text:span> command.</text:p>
      <text:p text:style-name="Standard">Example:</text:p>
      <text:p text:style-name="Standard"/>
      <text:p text:style-name="P11">[18:45:33] &lt;[OP]FleetCommand&gt; -chtrigs rmtrig TestTrigger</text:p>
      <text:p text:style-name="P11">[18:45:34] &lt;Oxygene&gt; OK</text:p>
      <text:h text:style-name="Heading_20_3" text:outline-level="3">5.6.6 Removing conditions/actions</text:h>
      <text:p text:style-name="P9">You can remove any condition and action with the <text:span text:style-name="T6">-chtrigs rmcondition</text:span><text:span text:style-name="T7"><text:note text:id="ftn6" text:note-class="footnote"><text:note-citation>6</text:note-citation><text:note-body><text:p text:style-name="Footnote">A shorter version of this command is: -chtrigs rmc</text:p></text:note-body></text:note></text:span><text:span text:style-name="T6"> &lt;trigger_name&gt; &lt;C_num/all&gt;</text:span> and <text:span text:style-name="T6">-chtrigs rmaction</text:span><text:span text:style-name="T7"><text:note text:id="ftn7" text:note-class="footnote"><text:note-citation>7</text:note-citation><text:note-body><text:p text:style-name="Footnote">A shorter version of this command is: -chtrigs rma</text:p></text:note-body></text:note></text:span><text:span text:style-name="T6"> &lt;trigger_name&gt; &lt;A_num/all&gt;</text:span> commands.</text:p>
      <text:p text:style-name="P9">Both of them work similar. The first parameter for the -chtrigs command is rmcondition or rmaction depending on the desired action. The second parameter is the name of the trigger which the C/A is expected to be removed from. The last parameter is the counter of the removable condition:</text:p>
      <text:p text:style-name="P15">[13:50:38] &lt;Oxygene&gt; <text:s text:c="11"/><text:span text:style-name="T11">[+]</text:span> <text:span text:style-name="T12">(1)</text:span> <text:span text:style-name="T13">UserCount</text:span></text:p>
      <text:p text:style-name="P15">[13:50:38] &lt;Oxygene&gt; <text:s text:c="11"/>[C1] %[chat] is -usercount</text:p>
      <text:p text:style-name="P15">[13:50:38] &lt;Oxygene&gt; <text:s text:c="11"/>[C2] user is op</text:p>
      <text:p text:style-name="P15">[13:50:38] &lt;Oxygene&gt; <text:s text:c="11"/>[A1] mainchat: oxygene.lua %[version]: %[usercount] users (%[opcount] operators)</text:p>
      <text:p text:style-name="P19"><text:span text:style-name="T15">[13:50:38] &lt;Oxygene&gt; <text:s text:c="16"/>C: 2, A: 1, </text:span>T: and<text:span text:style-name="T15">, </text:span><text:span text:style-name="T16">Interval: 0</text:span></text:p>
      <text:p text:style-name="P19"/>
      <text:p text:style-name="Standard">In the UserCount trigger there's two conditions (C1 and C2), and 1 action (A1). To remove Condition2, use the <text:span text:style-name="T6">-chtrigs rmcondition UserCount 2</text:span> command. If you want to remove all condition/action, provide <text:span text:style-name="T4">all</text:span> as condition/action counter.</text:p>
      <text:p text:style-name="Standard">Examples:</text:p>
      <text:p text:style-name="P11">[10:19:21] &lt;[OP]FleetCommand&gt; -chtrigs rmaction UserCount 1</text:p>
      <text:p text:style-name="P11">[10:19:22] &lt;Oxygene&gt; 1 action(s) removed successfully.</text:p>
      <text:p text:style-name="P11">[10:19:22] &lt;Oxygene&gt; OK</text:p>
      <text:p text:style-name="P11">[10:19:30] &lt;[OP]FleetCommand&gt; -chtrigs rmcondition UserCount all</text:p>
      <text:p text:style-name="P11">[10:19:30] &lt;Oxygene&gt; 2 condition(s) removed successfully.</text:p>
      <text:p text:style-name="P11">[10:19:30] &lt;Oxygene&gt; OK</text:p>
      <text:h text:style-name="Heading_20_2" text:outline-level="2">5.7 Set up user exceptions (protected users)</text:h>
      <text:p text:style-name="P32">Maybe you want to protect a user or a group of users against kicking (because of slotrules) for example, or maybe you want to provide the right to some users to ignore the Trigger Intervals, so they can activate your triggers as often as they'd like to. This is what the exception feature is for: to modify the default user rights.</text:p>
      <text:p text:style-name="P32">You can add the following rights:</text:p>
      <text:list text:style-name="L8">
        <text:list-item>
          <text:p text:style-name="P138"><text:span text:style-name="T3">Kick protection:</text:span> The bot won't kick the users if they are protected (no matter if it's because of the slot rules or the triggers)</text:p>
        </text:list-item>
        <text:list-item>
          <text:p text:style-name="P138"><text:span text:style-name="T3">Ignoring slot rules:</text:span> The bot won't kick or pm those users who have this right because of any slot rules (including the bandwidth indication in the Description field, the number of slots, hubs, upload limit...).</text:p>
        </text:list-item>
        <text:list-item>
          <text:p text:style-name="P138"><text:soft-page-break/><text:span text:style-name="T3">Ignoring all triggers:</text:span> If any user have this right, they can't activate any triggers. This can be both good and bad. It depends on what kind of triggers do you have.</text:p>
        </text:list-item>
        <text:list-item>
          <text:p text:style-name="P138"><text:span text:style-name="T3">Ignoring trigger time intervals:</text:span> The users who have this right can activate the triggers anytime, and doesn't matter whether the trigger have any limit in the time between two execution or not.</text:p>
        </text:list-item>
      </text:list>
      <text:p text:style-name="P32">To add/modify/remove or list exceptions, you can use the <text:span text:style-name="T3">-chprotect &lt;list/add/rm&gt;</text:span> command</text:p>
      <text:p text:style-name="P32"/>
      <text:h text:style-name="Heading_20_3" text:outline-level="3">5.7.1 Listing exceptions</text:h>
      <text:p text:style-name="P32">To list the table of exceptions, use the <text:span text:style-name="T3">-chprotect list</text:span> command:</text:p>
      <text:p text:style-name="P11">[14:43:32] &lt;[OP]FleetCommand&gt; -chprotect list</text:p>
      <text:p text:style-name="P11">[14:43:33] &lt;Oxygene&gt; <text:s text:c="11"/>----------------------------------------------------------------------------------------------------------------------------</text:p>
      <text:p text:style-name="P11">[14:43:33] &lt;Oxygene&gt; <text:s text:c="11"/><text:span text:style-name="T14">Nick patterns</text:span></text:p>
      <text:p text:style-name="P11">[14:43:33] &lt;Oxygene&gt; <text:s text:c="11"/><text:span text:style-name="T23">[M:Mode]</text:span><text:span text:style-name="T11">[K:Protect against kick]</text:span><text:span text:style-name="T16">[S:Ignore Slotrules]</text:span><text:span text:style-name="T24">[A:Ignore all triggers]</text:span><text:span text:style-name="T25">[T:Ignore TrigInterval]</text:span></text:p>
      <text:p text:style-name="P11">[14:43:33] &lt;Oxygene&gt; <text:s text:c="11"/>----------------------------------------------------------------------------------------------------------------------------</text:p>
      <text:p text:style-name="P11">[14:43:33] &lt;Oxygene&gt; <text:s text:c="11"/><text:span text:style-name="T14">OpChat</text:span> <text:span text:style-name="T23">[M:2]</text:span><text:span text:style-name="T11">[K:1]</text:span><text:span text:style-name="T16">[S:1]</text:span><text:span text:style-name="T24">[A:0]</text:span><text:span text:style-name="T25">[T:0]</text:span></text:p>
      <text:p text:style-name="P44">[14:43:33] &lt;Oxygene&gt; <text:s text:c="11"/><text:span text:style-name="T14">^%[VIP%]</text:span><text:span text:style-name="T15"> </text:span><text:span text:style-name="T23">[M:0]</text:span><text:span text:style-name="T11">[K:1]</text:span><text:span text:style-name="T16">[S:1]</text:span><text:span text:style-name="T24">[A:0]</text:span><text:span text:style-name="T25">[T:1]</text:span></text:p>
      <text:p text:style-name="P11">[14:43:33] &lt;Oxygene&gt; <text:s text:c="11"/>----------------------------------------------------------------------------------------------------------------------------</text:p>
      <text:p text:style-name="P11">[14:43:33] &lt;Oxygene&gt; <text:s text:c="11"/><text:span text:style-name="T23">Modes: [0: regex][1: partial match][2: exact match][3: CID]</text:span></text:p>
      <text:p text:style-name="P11">[14:43:33] &lt;Oxygene&gt; <text:s text:c="11"/>Total: 2 items</text:p>
      <text:p text:style-name="P11">[14:43:33] &lt;Oxygene&gt; <text:s text:c="11"/>----------------------------------------------------------------------------------------------------------------------------</text:p>
      <text:p text:style-name="P11"/>
      <text:p text:style-name="P32">The above table contains two examples. First, you can see the <text:span text:style-name="T14">nick pattern</text:span>. Its behavior is defined by the <text:span text:style-name="T23">mode property</text:span>. It has the following meaning:</text:p>
      <text:list text:style-name="L9">
        <text:list-item>
          <text:p text:style-name="P142">mode0: The nick pattern is a regular expression (yes, if you use this, you need to have some knowledge of it). If that regex matches to the nick, the properties will be applied to the user. I recommend to use it to provide rights for a group of users.</text:p>
        </text:list-item>
        <text:list-item>
          <text:p text:style-name="P142">mode1: Partial match (plain text): This matches when the pattern can be found in the user's nick. You can also use this to provide rights for a group, but be careful, you can't use any modification character, and keep in mind that the match can happen <text:span text:style-name="T3">anywhere</text:span> in the nick!</text:p>
        </text:list-item>
        <text:list-item>
          <text:p text:style-name="P142">mode2: Exact match (plain text): This only matches when the nick and the pattern are exactly the same. You can use it to modify only one user's rights.</text:p>
        </text:list-item>
        <text:list-item>
          <text:p text:style-name="P142">mode3: CID</text:p>
        </text:list-item>
      </text:list>
      <text:p text:style-name="P32">The other properties (K, S, A, T) can have two values: 0 means disabled, 1 means enabled.</text:p>
      <text:list text:style-name="L10">
        <text:list-item>
          <text:p text:style-name="P146">[K: Protect against kick]: When enabled, the script won't kick the user if violating the slot rules or if some trigger wants to do so.</text:p>
        </text:list-item>
      </text:list>
      <text:p text:style-name="P45">Note that the kick-protection only protects against the kicking from <text:span text:style-name="T3">inside</text:span> the script. If any other Operator wants to do so, he or she can kick the user from his/her own client's Kick user(s) command.</text:p>
      <text:list text:style-name="L10">
        <text:list-item text:start-value="1">
          <text:p text:style-name="P146">[S: Ignore Slotrules]: When enabled, the script won't kick and notify the user if violating the slotrules.</text:p>
        </text:list-item>
        <text:list-item>
          <text:p text:style-name="P146">[A: Ignore all triggers]: When enabled, no script will be activated by the user</text:p>
        </text:list-item>
        <text:list-item>
          <text:p text:style-name="P146">[T: Ignore TrigInterval]: When enabled, the minimal time between two execution of a trigger will be ignored for that user. This means, that anyone who has this right can activate any trigger as often as he or she wants.</text:p>
        </text:list-item>
      </text:list>
      <text:p text:style-name="P45">Note that all Operators have this right by default, so you don't have to set it up for them.</text:p>
      <text:p text:style-name="P32"/>
      <text:h text:style-name="Heading_20_3" text:outline-level="3"><text:soft-page-break/>5.7.2 Adding an exception</text:h>
      <text:p text:style-name="P32">To add an exception, use the <text:span text:style-name="T3">-chprotect add &lt;pattern&gt; &lt;mode&gt; &lt;kickprotection&gt; &lt;ignore slot rules&gt; &lt;ignore all triggers&gt; &lt;ignore trigger timing&gt;</text:span> command where:</text:p>
      <text:list text:style-name="L11">
        <text:list-item>
          <text:p text:style-name="P150"><text:span text:style-name="T3">&lt;pattern&gt;</text:span> is the nick pattern, can't contain spaces</text:p>
        </text:list-item>
        <text:list-item>
          <text:p text:style-name="P150"><text:span text:style-name="T3">&lt;mode&gt;</text:span> can be 0 for regex, 1 for partial matches or 2 for exact matches, 3 for protecting a CID</text:p>
        </text:list-item>
        <text:list-item>
          <text:p text:style-name="P150">the other parameters can be 0 for disabled, or 1 for enabled</text:p>
        </text:list-item>
      </text:list>
      <text:p text:style-name="P32">See 5.7.1 for more details.</text:p>
      <text:p text:style-name="P32">Example:</text:p>
      <text:p text:style-name="P11">[14:43:28] &lt;[OP]FleetCommand&gt; -chprotect add ^%[VIP%] 0 1 1 0 1</text:p>
      <text:p text:style-name="P11">[14:43:29] &lt;Oxygene&gt; OK</text:p>
      <text:p text:style-name="P32"/>
      <text:p text:style-name="P32"/>
      <text:h text:style-name="Heading_20_3" text:outline-level="3">5.7.3 Removing an exception</text:h>
      <text:p text:style-name="P32"/>
      <text:p text:style-name="P32">To remove an exception, simply use the -chprotect rm &lt;pattern&gt; command. To list them, use -chprotect list (see 5.7.1).</text:p>
      <text:p text:style-name="P32"/>
      <text:h text:style-name="Heading_20_1" text:outline-level="1">6. Examples</text:h>
      <text:h text:style-name="Heading_20_2" text:outline-level="2">6.1 Trigger examples</text:h>
      <text:p text:style-name="P32">Here you can find some examples to see how triggers work. If you made a nice one which can show any new to the readers, please feel free to send me. See Section 7.</text:p>
      <text:h text:style-name="Heading_20_3" text:outline-level="3">6.1.1 Question/Exclamation mark quote</text:h>
      <text:p text:style-name="P33">[16:41:00] &lt;Oxygene&gt; <text:s text:c="11"/>[+] (1) QuestionMark <text:line-break/>[16:41:00] &lt;Oxygene&gt; <text:s text:c="11"/>[C1] %[chat] similar_to [?!][?!][?!][?!][?!][?!][?!]<text:line-break/>[16:41:00] &lt;Oxygene&gt; <text:s text:c="11"/>[C2] user isnot op<text:line-break/>[16:41:00] &lt;Oxygene&gt; <text:s text:c="11"/>[A1] kick: %[userNIshort] I think you ran out of your exclamation/question-mark quote...<text:line-break/>[16:41:00] &lt;Oxygene&gt; <text:s text:c="16"/>C: 2, A: 1, T: and, Interval: 0</text:p>
      <text:p text:style-name="Text_20_body">Description: This trigger kicks every user who writes at least seven Q/E mark into his/her post.</text:p>
      <text:p text:style-name="Text_20_body">Explanation: similar_to do a regex-check in the string (chat). The square-brackets are character-classes. So [?!] matches both question mark and exclamation mark. %[userNIshort] is the nick of the user without any [pre](fix)inHisNick</text:p>
      <text:h text:style-name="Heading_20_3" text:outline-level="3">6.1.2 Hublist-trigger</text:h>
      <text:p text:style-name="P33">[15:48:52] &lt;Oxygene&gt; <text:s text:c="11"/>[+] (1) Hublist<text:line-break/>[15:48:52] &lt;Oxygene&gt; <text:s text:c="11"/>[C1] %[chat] similar_to ^.hublist<text:line-break/>[15:48:52] &lt;Oxygene&gt; <text:s text:c="11"/>[A1] mainchatfile: scripts/hublist.txt<text:line-break/>[15:48:52] &lt;Oxygene&gt; <text:s text:c="16"/>C: 1, A: 1, T: and, Interval: 120</text:p>
      <text:p text:style-name="P32">Description: This is a useful trigger for the users asking for hublists. You should create a file named hublist.txt, then put it in your scripts directory (this is what the scripts send: “mainchatfile: scripts/hublist.txt”). If someone enters the ?hublist, -hublist, #hublist, etc. command into main chat, the trigger sends the content of hublists.txt to him/her as a mainchat message.</text:p>
      <text:p text:style-name="P32"><text:soft-page-break/>The interval: 120 property tells the program not to execute the trigger within two minutes. This protects against flooding. If someone would ask so often for a hublist, she/he may should read back the main chat.</text:p>
      <text:p text:style-name="P32">Explanation: The “^.hublist” matches for any command which starts with any char followed by the “hublist” text since the dot character can be substituted with any character. The ^ means that it should state at the beginning of the line.</text:p>
      <text:h text:style-name="Heading_20_3" text:outline-level="3">6.1.3 Time-based answer</text:h>
      <text:p text:style-name="P34">[23:38:56] &lt;Oxygene&gt; <text:s text:c="11"/>[+] (1) test<text:line-break/>[23:38:56] &lt;Oxygene&gt; <text:s text:c="11"/>[C1] user is op<text:line-break/>[23:38:56] &lt;Oxygene&gt; <text:s text:c="11"/>[C2] %[hour] outof 20-06<text:line-break/>[23:38:56] &lt;Oxygene&gt; <text:s text:c="11"/>[C3] %[chat] contains bier<text:line-break/>[23:38:56] &lt;Oxygene&gt; <text:s text:c="11"/>[A1] mainchat: We don't serve bier at daylight...<text:line-break/>[23:38:56] &lt;Oxygene&gt; <text:s text:c="16"/>C: 3, A: 1, T: and, Interval: 0</text:p>
      <text:p text:style-name="P32">Description: This example shows a time-based trigger. If some operator would ask for a bier in the morning, the trigger answers him/her “We don't serve bier at daylight...”</text:p>
      <text:p text:style-name="P32">Hour outof 20-06: matches if the current time if between 7:00-19:59. Note that 6:55 is still <text:span text:style-name="T3">between</text:span> 20 and 6. since the condition only examines the current hour, which is “six” and not “six o'clock”.</text:p>
      <text:h text:style-name="Heading_20_3" text:outline-level="3">6.1.4 Timer-based execution</text:h>
      <text:p text:style-name="P34">[08:14:22] &lt;Oxygene&gt; <text:s text:c="11"/>[+] (1) Autokick<text:line-break/>[08:14:22] &lt;Oxygene&gt; <text:s text:c="11"/>[C1] %[time] similar_to ..0000<text:line-break/>[08:14:22] &lt;Oxygene&gt; <text:s text:c="11"/>[A1] command: -chcheckhub 200 verli_10m<text:line-break/>[08:14:22] &lt;Oxygene&gt; <text:s text:c="16"/>C: 1, A: 1, T: and, Interval: 0</text:p>
      <text:p text:style-name="P32">Description: This trigger tries to kick 200 users in every hour.</text:p>
      <text:p text:style-name="P32">Time similar_to ..0000: the “time” contains the current time in hhmmss format. The similar_to makes a regular expression match for it. The point can be substituted with any character so it will match when the minute and second are both 00. Alternatively you could use the “ends_with 0000” condition.</text:p>
      <text:p text:style-name="P32">Optionally, you can add a “hour between 10-20” condition to ensure that the trigger won't kick users at night.</text:p>
      <text:h text:style-name="Heading_20_2" text:outline-level="2">6.2 How to translate the messages to your own language?</text:h>
      <text:p text:style-name="P32">You can translate two files at the moment to your own language: the help, and another file which contains the messages which the users get.</text:p>
      <text:p text:style-name="P32">You can find the original messages in the <text:span text:style-name="T3">oxygene2.help.US.txt</text:span> and <text:span text:style-name="T3">oxygene2.lang.US.lua</text:span> file. You should make a copy of them named <text:span text:style-name="T3">oxygene2.help.</text:span><text:span text:style-name="T26">LNG</text:span><text:span text:style-name="T3">.txt</text:span> and <text:span text:style-name="T3">oxygene2.lang.</text:span><text:span text:style-name="T26">LNG</text:span><text:span text:style-name="T3">.txt</text:span>, where <text:span text:style-name="T27">LNG</text:span> should be your language (language code or any other name which you'd like to use).</text:p>
      <text:p text:style-name="P32">I recommend to use Notepad2 or Notepad to make the translation.</text:p>
      <text:p text:style-name="P32">Translating help is simple. Just open it, and change the strings. Although the message-file has its own format. It's a Lua-table in fact, but if you don't know what's that, you don't have to care about it :).</text:p>
      <text:p text:style-name="P32">The first lines are comments:</text:p>
      <text:p text:style-name="P35">--// Language: English (Original)</text:p>
      <text:p text:style-name="P32">You can change them as you like, but be careful, that the “--” must be remain at the beginning of the line since that's what makes it comment.</text:p>
      <text:p text:style-name="P32">The latter lines contains the strings which you can translate:</text:p>
      <text:p text:style-name="P35"><text:soft-page-break/>Oxygene._LANG = {</text:p>
      <text:p text:style-name="P35"><text:tab/>AsWellAs = "<text:span text:style-name="T11">as well as</text:span>"<text:span text:style-name="T14">,</text:span></text:p>
      <text:p text:style-name="P35"><text:tab/>BadSlots = "<text:span text:style-name="T11">Our rules ask for </text:span><text:span text:style-name="T23">%1</text:span><text:span text:style-name="T11"> slots. Please set the slot number to </text:span><text:span text:style-name="T23">%2</text:span><text:span text:style-name="T11"> instead of </text:span><text:span text:style-name="T23">%3</text:span><text:span text:style-name="T11"> to provide your long staying on the hub</text:span>"</text:p>
      <text:p text:style-name="P35">}</text:p>
      <text:list text:style-name="L12">
        <text:list-item>
          <text:p text:style-name="P153"><text:span text:style-name="T3">Don't</text:span> change the names of the strings which stays on the left side of the equal mark. If you do, the language file won't work.</text:p>
        </text:list-item>
        <text:list-item>
          <text:p text:style-name="P153">The strings must be between quotation marks. If you want to put a quotation mark <text:span text:style-name="T3">inside</text:span> the text, use <text:span text:style-name="T3">\”</text:span> to do that (a backslash character followed by a quotation mark)</text:p>
        </text:list-item>
        <text:list-item>
          <text:p text:style-name="P153">You should put a <text:span text:style-name="T14">comma</text:span> to the end of every line except the last one.</text:p>
        </text:list-item>
        <text:list-item>
          <text:p text:style-name="P153">You can freely change the text <text:span text:style-name="T11">between the quotation marks</text:span>. The <text:span text:style-name="T23">numbered parameters</text:span> will be substituted with other values. I think, this is obvious. You can even change the order of them if you want. Note that if you want to put a percent mark to your string, you should use %% (double) since it has a special meaning and it's used for parameters.</text:p>
        </text:list-item>
        <text:list-item>
          <text:p text:style-name="P153">After finishing the translation, you can load it with the <text:span text:style-name="T3">-chset language LNG</text:span> command. Then, you should use the <text:span text:style-name="T3">-chreload</text:span> command.</text:p>
        </text:list-item>
      </text:list>
      <text:p text:style-name="P36">Feel free to send me to your translation so I can publish it.</text:p>
      <text:h text:style-name="Heading_20_1" text:outline-level="1">7. Contacts and upgrades</text:h>
      <text:p text:style-name="Standard"/>
      <text:p text:style-name="Standard">E-mail: <text:a xlink:type="simple" xlink:href="mailto:fleet@elitemail.hu">fleet@elitemail.hu</text:a></text:p>
      <text:p text:style-name="Standard">Updated versions of the script: <text:a xlink:type="simple" xlink:href="http://bcdc.dccafe.org/">http://bcdc.dccafe.org</text:a></text:p>
      <text:p text:style-name="Standard">Sourceforge project page and svn access: <text:a xlink:type="simple" xlink:href="http://sourceforge.net/projects/elitedc">http://sourceforge.net/projects/elitedc</text:a></text:p>
      <text:p text:style-name="Standard"/>
      <text:h text:style-name="Heading_20_1" text:outline-level="1"><text:bookmark text:name="AppendixA"/>Appendix A: Variables for trigger actions</text:h>
      <text:p text:style-name="Standard"/>
      <text:list text:style-name="L13">
        <text:list-item>
          <text:p text:style-name="P104"><text:span text:style-name="T3">%[userNI]:</text:span><text:span text:style-name="T8"> the nick of the user [string]</text:span></text:p>
        </text:list-item>
      </text:list>
      <text:list text:style-name="L14">
        <text:list-item>
          <text:p text:style-name="P105"><text:span text:style-name="T3">%[userNIshort]:</text:span><text:span text:style-name="T8"> the user's nick without prefixes [string]</text:span></text:p>
        </text:list-item>
        <text:list-item>
          <text:p text:style-name="P106"><text:span text:style-name="T3">%[userSID]:</text:span> the user's SID [string]</text:p>
        </text:list-item>
        <text:list-item>
          <text:p text:style-name="P106"><text:span text:style-name="T3">%[userCID]:</text:span> the user's CID [string]</text:p>
        </text:list-item>
        <text:list-item>
          <text:p text:style-name="P105"><text:span text:style-name="T3">%[userDE]:</text:span><text:span text:style-name="T8"> the user's description [string]</text:span></text:p>
        </text:list-item>
        <text:list-item>
          <text:p text:style-name="P105"><text:span text:style-name="T3">%[userEM]:</text:span><text:span text:style-name="T8"> the user's e-mail address [string]</text:span></text:p>
        </text:list-item>
        <text:list-item>
          <text:p text:style-name="P105"><text:span text:style-name="T3">%[connection]:</text:span> the specified connection mode (“DSL”, “Cable”, “0.005”) [string]</text:p>
        </text:list-item>
        <text:list-item>
          <text:p text:style-name="P105"><text:span text:style-name="T3">%[chat]:</text:span> the latest chat message from the user [string]</text:p>
        </text:list-item>
        <text:list-item>
          <text:p text:style-name="P105"><text:span text:style-name="T3">%[myNI]:</text:span> the bot's own nick on the current hub [string]</text:p>
        </text:list-item>
        <text:list-item>
          <text:p text:style-name="P105"><text:span text:style-name="T3">%[mySID]:</text:span> the SID of the bot on the current hub [string]</text:p>
        </text:list-item>
        <text:list-item>
          <text:p text:style-name="P105"><text:span text:style-name="T3">%[myCID]:</text:span> the CID of the bot on the current hub [string]</text:p>
        </text:list-item>
        <text:list-item>
          <text:p text:style-name="P105"><text:span text:style-name="T3">%[version]:</text:span> the version of Oxygene.lua [string]</text:p>
        </text:list-item>
        <text:list-item>
          <text:p text:style-name="P105"><text:span text:style-name="T3">%[usercount]</text:span>: the number of online users on the hub [integer]</text:p>
        </text:list-item>
        <text:list-item>
          <text:p text:style-name="P105"><text:span text:style-name="T3">%[opcount]</text:span>: the number of online operators on the hub [integer]</text:p>
        </text:list-item>
        <text:list-item>
          <text:p text:style-name="P105"><text:soft-page-break/><text:span text:style-name="T3">%[userSS]:</text:span> the user's sharesize in Bytes [integer]</text:p>
        </text:list-item>
        <text:list-item>
          <text:p text:style-name="P105"><text:span text:style-name="T3">%[userSSshort]</text:span>: formatted share size (for example: 29,37 GiB) [string]</text:p>
        </text:list-item>
        <text:list-item>
          <text:p text:style-name="P105"><text:span text:style-name="T3">%[client_type]:</text:span> a string contains the client type from the tag (like “++”, “DCGUI”) [string]</text:p>
        </text:list-item>
        <text:list-item>
          <text:p text:style-name="P105"><text:span text:style-name="T3">%[tagV]</text:span>: the client version (for example: 0.689) [number]</text:p>
        </text:list-item>
        <text:list-item>
          <text:p text:style-name="P105"><text:span text:style-name="T3">%[tagVE]</text:span>: the client type and the version (“++ 0.689”) [string]</text:p>
        </text:list-item>
        <text:list-item>
          <text:p text:style-name="P105"><text:span text:style-name="T3">%[tagM]: </text:span><text:span text:style-name="T8">the stated connection mode from the tag (use to be “A”, “P”) [string]</text:span></text:p>
        </text:list-item>
        <text:list-item>
          <text:p text:style-name="P106"><text:span text:style-name="T3">%[tagHN], %[tagHR], %[tagHO]</text:span>: the number of hubs where the user is normal/registered/operator [integer]</text:p>
        </text:list-item>
        <text:list-item>
          <text:p text:style-name="P106"><text:span text:style-name="T3">%[tagSL]</text:span>: Number of upload slots [integer]</text:p>
        </text:list-item>
        <text:list-item>
          <text:p text:style-name="P106"><text:span text:style-name="T3">%[tagO]</text:span>: Auto upload speed limit, KiB/sec. The client opens upload slots automatically if its upload speed is below this speed (if set to 0, disabled) [integer]</text:p>
        </text:list-item>
        <text:list-item>
          <text:p text:style-name="P106"><text:span text:style-name="T3">%[downBW], %[upBW]</text:span>: The Down/Upload bandwidth of the user in kbps. 0 if not set [number]</text:p>
        </text:list-item>
        <text:list-item>
          <text:p text:style-name="P106"><text:span text:style-name="T3">%[points]:</text:span> The points got for slotrules violation [number]</text:p>
        </text:list-item>
        <text:list-item>
          <text:p text:style-name="P106"><text:span text:style-name="T3">%[pointsint]:</text:span> The same as above, but integer [number]</text:p>
        </text:list-item>
        <text:list-item>
          <text:p text:style-name="P105"><text:span text:style-name="T3">%[date]:</text:span> string containing the current date in “yyyymmdd” format (“20060130”) [string]</text:p>
        </text:list-item>
        <text:list-item>
          <text:p text:style-name="P105"><text:span text:style-name="T3">%[time]:</text:span> string containing the current time in “hhmmss” format (“114232”) [string]</text:p>
        </text:list-item>
        <text:list-item>
          <text:p text:style-name="P105"><text:span text:style-name="T3">%[fulldate]:</text:span> string containing both the current date and time in one string in “yyyymmddhhmmss” format (“20060130114232”) [string]</text:p>
        </text:list-item>
        <text:list-item>
          <text:p text:style-name="P105"><text:span text:style-name="T3">%[hour]:</text:span> a number with the hours from the current time (0-23) [integer]</text:p>
        </text:list-item>
        <text:list-item>
          <text:p text:style-name="P105"><text:span text:style-name="T3">%[min]:</text:span> a number with the minutes from the current time (0-59) [integer]</text:p>
        </text:list-item>
        <text:list-item>
          <text:p text:style-name="P105"><text:span text:style-name="T3">%[sec]:</text:span> a number with the seconds from the current time (0-59) [integer]</text:p>
        </text:list-item>
      </text:list>
      <text:p text:style-name="Standard"/>
      <text:h text:style-name="Heading_20_1" text:outline-level="1"><text:bookmark text:name="AppendixB"/>Appendix B: Kick profile variables</text:h>
      <text:list text:style-name="L15">
        <text:list-item>
          <text:p text:style-name="P158">%[userNI]</text:p>
        </text:list-item>
        <text:list-item>
          <text:p text:style-name="P158">%[userSID]</text:p>
        </text:list-item>
        <text:list-item>
          <text:p text:style-name="P158">%[userCID]</text:p>
        </text:list-item>
        <text:list-item>
          <text:p text:style-name="P158">%[myNI]</text:p>
        </text:list-item>
        <text:list-item>
          <text:p text:style-name="P158">%[mySID]</text:p>
        </text:list-item>
        <text:list-item>
          <text:p text:style-name="P158">%[myCID]</text:p>
        </text:list-item>
        <text:list-item>
          <text:p text:style-name="P158">%[reason]</text:p>
        </text:list-item>
      </text:list>
      <text:h text:style-name="Heading_20_1" text:outline-level="1"><text:bookmark text:name="AppendixC"/>Appendix C: Changelog</text:h>
      <text:p text:style-name="Standard"><text:span text:style-name="T3">006/20070517:</text:span> Added %[userSID], %[userCID], %[mySID], %[myCID] to trigger variables, cid protection added for -chprotect</text:p>
      <text:p text:style-name="P20"><text:span text:style-name="T3">005/20070516:</text:span> Kick profiles work, new variables added for them (%[mySID], %[myCID], %[userSID], %[userCID])</text:p>
      <text:p text:style-name="P20"><text:soft-page-break/><text:span text:style-name="T3">004/20070516:</text:span> More trigger fixes, upgraded to work with startup.lua 1.1.9</text:p>
      <text:p text:style-name="P20"><text:span text:style-name="T3">003/20070516:</text:span> Fixed some bugs</text:p>
      <text:p text:style-name="P20"><text:span text:style-name="T3">002/20070516:</text:span> Synced to Oxygene.lua R095</text:p>
      <text:p text:style-name="P20"><text:span text:style-name="T3">001/20061029:</text:span> Initial modifications to get this script work on ADC hubs, building userdata, -chgetinfo works</text:p>
      <text:p text:style-name="Standard"/>
      <text:h text:style-name="Heading_20_1" text:outline-level="1"><text:bookmark text:name="AppendixD"/>Appendix D: GNU Free Documentation License</text:h>
      <text:p text:style-name="P46"><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soft-page-break/>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text:soft-page-break/>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oft-page-break/><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text:soft-page-break/>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text:soft-page-break/>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2</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text:soft-page-break/></text:p>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5">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icrosoft Sans Serif" svg:font-family="'Microsoft Sans Serif'"/>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Félkövé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arked_20_paragraph" style:display-name="Marked paragraph" style:family="paragraph" style:parent-style-name="Standard" style:class="text">
      <style:paragraph-properties fo:margin-left="1cm" fo:margin-right="0cm" fo:text-align="justify" style:justify-single-word="false" fo:text-indent="0cm" style:auto-text-indent="false" style:border-line-width-left="0.035cm 0.035cm 0.035cm" fo:padding="0.049cm" fo:border-left="0.105cm double #000000" fo:border-right="none" fo:border-top="none" fo:border-bottom="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_3e__3e_Parancs" style:display-name="&gt;&gt;Parancs" style:family="text">
      <style:text-properties style:font-name="Courier New"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tab/>Page <text:page-number text:select-page="current">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Checkslot.lua Readme</dc:title>
    <meta:initial-creator>Szabolcs Molnár</meta:initial-creator>
    <meta:creation-date>2005-05-08T12:15:12</meta:creation-date>
    <dc:creator>Szabolcs Molnár</dc:creator>
    <dc:date>2008-04-10T12:26:52</dc:date>
    <meta:editing-cycles>393</meta:editing-cycles>
    <meta:editing-duration>P20DT14H53M45S</meta:editing-duration>
    <meta:user-defined meta:name="Info 1"/>
    <meta:user-defined meta:name="Info 2"/>
    <meta:user-defined meta:name="Info 3"/>
    <meta:user-defined meta:name="Info 4"/>
    <meta:document-statistic meta:table-count="2" meta:image-count="0" meta:object-count="0" meta:page-count="32" meta:paragraph-count="1021" meta:word-count="12002" meta:character-count="78473"/>
  </office:meta>
</office:document-meta>
</file>